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5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8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7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9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30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2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3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>
      <style:text-properties fo:color="#000000"/>
    </style:style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1"/>
        <table:table-column table:style-name="co2" table:number-columns-repeated="10" table:default-cell-style-name="ce11"/>
        <table:table-column table:style-name="co3" table:number-columns-repeated="11" table:default-cell-style-name="ce11"/>
        <table:table-column table:style-name="co4" table:number-columns-repeated="16362" table:default-cell-style-name="ce11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3">
            <text:p>Nº Personas con dosis adicional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2" table:style-name="ce4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9434970" table:style-name="ce6">
            <text:p>9.434.970</text:p>
          </table:table-cell>
          <table:table-cell office:value-type="float" office:value="2019500" table:style-name="ce6">
            <text:p>2.019.500</text:p>
          </table:table-cell>
          <table:table-cell office:value-type="float" office:value="1528900" table:style-name="ce6">
            <text:p>1.528.900</text:p>
          </table:table-cell>
          <table:table-cell office:value-type="float" office:value="333500" table:style-name="ce7">
            <text:p>333.500</text:p>
          </table:table-cell>
          <table:table-cell office:value-type="float" office:value="13316870" table:style-name="ce8">
            <text:p>13.316.870</text:p>
          </table:table-cell>
          <table:table-cell office:value-type="float" office:value="12783867" table:style-name="ce8">
            <text:p>12.783.867</text:p>
          </table:table-cell>
          <table:table-cell office:value-type="percentage" office:value="0.95997535456905414" table:style-name="ce9">
            <text:p>96,0%</text:p>
          </table:table-cell>
          <table:table-cell office:value-type="float" office:value="6807967" table:style-name="ce7">
            <text:p>6.807.967</text:p>
          </table:table-cell>
          <table:table-cell office:value-type="float" office:value="6649094" table:style-name="ce7">
            <text:p>6.649.094</text:p>
          </table:table-cell>
          <table:table-cell office:value-type="float" office:value="45678" table:style-name="ce7">
            <text:p>45.678</text:p>
          </table:table-cell>
          <table:table-cell office:value-type="date" office:date-value="2021-10-12T00:00:00" table:style-name="ce10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531845" table:style-name="ce6">
            <text:p>1.531.845</text:p>
          </table:table-cell>
          <table:table-cell office:value-type="float" office:value="275200" table:style-name="ce6">
            <text:p>275.200</text:p>
          </table:table-cell>
          <table:table-cell office:value-type="float" office:value="265100" table:style-name="ce6">
            <text:p>265.100</text:p>
          </table:table-cell>
          <table:table-cell office:value-type="float" office:value="64700" table:style-name="ce12">
            <text:p>64.700</text:p>
          </table:table-cell>
          <table:table-cell office:value-type="float" office:value="2136845" table:style-name="ce13">
            <text:p>2.136.845</text:p>
          </table:table-cell>
          <table:table-cell office:value-type="float" office:value="1992391" table:style-name="ce13">
            <text:p>1.992.391</text:p>
          </table:table-cell>
          <table:table-cell office:value-type="percentage" office:value="0.93239846596266929" table:style-name="ce14">
            <text:p>93,2%</text:p>
          </table:table-cell>
          <table:table-cell office:value-type="float" office:value="1062530" table:style-name="ce12">
            <text:p>1.062.530</text:p>
          </table:table-cell>
          <table:table-cell office:value-type="float" office:value="1040857" table:style-name="ce12">
            <text:p>1.040.857</text:p>
          </table:table-cell>
          <table:table-cell office:value-type="float" office:value="15279" table:style-name="ce12">
            <text:p>15.279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24725" table:style-name="ce6">
            <text:p>1.224.725</text:p>
          </table:table-cell>
          <table:table-cell office:value-type="float" office:value="162000" table:style-name="ce6">
            <text:p>162.000</text:p>
          </table:table-cell>
          <table:table-cell office:value-type="float" office:value="220900" table:style-name="ce6">
            <text:p>220.900</text:p>
          </table:table-cell>
          <table:table-cell office:value-type="float" office:value="43000" table:style-name="ce12">
            <text:p>43.000</text:p>
          </table:table-cell>
          <table:table-cell office:value-type="float" office:value="1650625" table:style-name="ce13">
            <text:p>1.650.625</text:p>
          </table:table-cell>
          <table:table-cell office:value-type="float" office:value="1669051" table:style-name="ce13">
            <text:p>1.669.051</text:p>
          </table:table-cell>
          <table:table-cell office:value-type="percentage" office:value="1.011163044301401" table:style-name="ce14">
            <text:p>101,1%</text:p>
          </table:table-cell>
          <table:table-cell office:value-type="float" office:value="872627" table:style-name="ce12">
            <text:p>872.627</text:p>
          </table:table-cell>
          <table:table-cell office:value-type="float" office:value="862462" table:style-name="ce12">
            <text:p>862.462</text:p>
          </table:table-cell>
          <table:table-cell office:value-type="float" office:value="7973" table:style-name="ce12">
            <text:p>7.973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272150" table:style-name="ce6">
            <text:p>1.272.150</text:p>
          </table:table-cell>
          <table:table-cell office:value-type="float" office:value="305100" table:style-name="ce6">
            <text:p>305.100</text:p>
          </table:table-cell>
          <table:table-cell office:value-type="float" office:value="256400" table:style-name="ce6">
            <text:p>256.400</text:p>
          </table:table-cell>
          <table:table-cell office:value-type="float" office:value="57600" table:style-name="ce12">
            <text:p>57.600</text:p>
          </table:table-cell>
          <table:table-cell office:value-type="float" office:value="1891250" table:style-name="ce13">
            <text:p>1.891.250</text:p>
          </table:table-cell>
          <table:table-cell office:value-type="float" office:value="1590620" table:style-name="ce13">
            <text:p>1.590.620</text:p>
          </table:table-cell>
          <table:table-cell office:value-type="percentage" office:value="0.84104163912756114" table:style-name="ce14">
            <text:p>84,1%</text:p>
          </table:table-cell>
          <table:table-cell office:value-type="float" office:value="851037" table:style-name="ce12">
            <text:p>851.037</text:p>
          </table:table-cell>
          <table:table-cell office:value-type="float" office:value="833391" table:style-name="ce12">
            <text:p>833.391</text:p>
          </table:table-cell>
          <table:table-cell office:value-type="float" office:value="0" table:style-name="ce12">
            <text:p>0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2358690" table:style-name="ce6">
            <text:p>2.358.690</text:p>
          </table:table-cell>
          <table:table-cell office:value-type="float" office:value="574700" table:style-name="ce6">
            <text:p>574.700</text:p>
          </table:table-cell>
          <table:table-cell office:value-type="float" office:value="455800" table:style-name="ce6">
            <text:p>455.800</text:p>
          </table:table-cell>
          <table:table-cell office:value-type="float" office:value="133650" table:style-name="ce12">
            <text:p>133.650</text:p>
          </table:table-cell>
          <table:table-cell office:value-type="float" office:value="3522840" table:style-name="ce13">
            <text:p>3.522.840</text:p>
          </table:table-cell>
          <table:table-cell office:value-type="float" office:value="3130216" table:style-name="ce13">
            <text:p>3.130.216</text:p>
          </table:table-cell>
          <table:table-cell office:value-type="percentage" office:value="0.88854901159291932" table:style-name="ce14">
            <text:p>88,9%</text:p>
          </table:table-cell>
          <table:table-cell office:value-type="float" office:value="1667012" table:style-name="ce12">
            <text:p>1.667.012</text:p>
          </table:table-cell>
          <table:table-cell office:value-type="float" office:value="1622556" table:style-name="ce12">
            <text:p>1.622.556</text:p>
          </table:table-cell>
          <table:table-cell office:value-type="float" office:value="10538" table:style-name="ce12">
            <text:p>10.538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727305" table:style-name="ce6">
            <text:p>727.305</text:p>
          </table:table-cell>
          <table:table-cell office:value-type="float" office:value="114900" table:style-name="ce6">
            <text:p>114.900</text:p>
          </table:table-cell>
          <table:table-cell office:value-type="float" office:value="125200" table:style-name="ce6">
            <text:p>125.200</text:p>
          </table:table-cell>
          <table:table-cell office:value-type="float" office:value="22200" table:style-name="ce12">
            <text:p>22.200</text:p>
          </table:table-cell>
          <table:table-cell office:value-type="float" office:value="989605" table:style-name="ce13">
            <text:p>989.605</text:p>
          </table:table-cell>
          <table:table-cell office:value-type="float" office:value="915979" table:style-name="ce13">
            <text:p>915.979</text:p>
          </table:table-cell>
          <table:table-cell office:value-type="percentage" office:value="0.92560061842856489" table:style-name="ce14">
            <text:p>92,6%</text:p>
          </table:table-cell>
          <table:table-cell office:value-type="float" office:value="480596" table:style-name="ce12">
            <text:p>480.596</text:p>
          </table:table-cell>
          <table:table-cell office:value-type="float" office:value="473505" table:style-name="ce12">
            <text:p>473.505</text:p>
          </table:table-cell>
          <table:table-cell office:value-type="float" office:value="6009" table:style-name="ce12">
            <text:p>6.009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916525" table:style-name="ce6">
            <text:p>2.916.525</text:p>
          </table:table-cell>
          <table:table-cell office:value-type="float" office:value="412400" table:style-name="ce6">
            <text:p>412.400</text:p>
          </table:table-cell>
          <table:table-cell office:value-type="float" office:value="481200" table:style-name="ce6">
            <text:p>481.200</text:p>
          </table:table-cell>
          <table:table-cell office:value-type="float" office:value="102200" table:style-name="ce12">
            <text:p>102.200</text:p>
          </table:table-cell>
          <table:table-cell office:value-type="float" office:value="3912325" table:style-name="ce13">
            <text:p>3.912.325</text:p>
          </table:table-cell>
          <table:table-cell office:value-type="float" office:value="3784669" table:style-name="ce13">
            <text:p>3.784.669</text:p>
          </table:table-cell>
          <table:table-cell office:value-type="percentage" office:value="0.96737080891797078" table:style-name="ce14">
            <text:p>96,7%</text:p>
          </table:table-cell>
          <table:table-cell office:value-type="float" office:value="1995650" table:style-name="ce12">
            <text:p>1.995.650</text:p>
          </table:table-cell>
          <table:table-cell office:value-type="float" office:value="1952577" table:style-name="ce12">
            <text:p>1.952.577</text:p>
          </table:table-cell>
          <table:table-cell office:value-type="float" office:value="62850" table:style-name="ce12">
            <text:p>62.850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2330505" table:style-name="ce6">
            <text:p>2.330.505</text:p>
          </table:table-cell>
          <table:table-cell office:value-type="float" office:value="446800" table:style-name="ce6">
            <text:p>446.800</text:p>
          </table:table-cell>
          <table:table-cell office:value-type="float" office:value="394900" table:style-name="ce6">
            <text:p>394.900</text:p>
          </table:table-cell>
          <table:table-cell office:value-type="float" office:value="95075" table:style-name="ce12">
            <text:p>95.075</text:p>
          </table:table-cell>
          <table:table-cell office:value-type="float" office:value="3267280" table:style-name="ce13">
            <text:p>3.267.280</text:p>
          </table:table-cell>
          <table:table-cell office:value-type="float" office:value="3010205" table:style-name="ce13">
            <text:p>3.010.205</text:p>
          </table:table-cell>
          <table:table-cell office:value-type="percentage" office:value="0.92131834431086412" table:style-name="ce14">
            <text:p>92,1%</text:p>
          </table:table-cell>
          <table:table-cell office:value-type="float" office:value="1612358" table:style-name="ce12">
            <text:p>1.612.358</text:p>
          </table:table-cell>
          <table:table-cell office:value-type="float" office:value="1547975" table:style-name="ce12">
            <text:p>1.547.975</text:p>
          </table:table-cell>
          <table:table-cell office:value-type="float" office:value="17317" table:style-name="ce12">
            <text:p>17.317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8368460" table:style-name="ce6">
            <text:p>8.368.460</text:p>
          </table:table-cell>
          <table:table-cell office:value-type="float" office:value="1604900" table:style-name="ce6">
            <text:p>1.604.900</text:p>
          </table:table-cell>
          <table:table-cell office:value-type="float" office:value="1514300" table:style-name="ce6">
            <text:p>1.514.300</text:p>
          </table:table-cell>
          <table:table-cell office:value-type="float" office:value="375750" table:style-name="ce12">
            <text:p>375.750</text:p>
          </table:table-cell>
          <table:table-cell office:value-type="float" office:value="11863410" table:style-name="ce13">
            <text:p>11.863.410</text:p>
          </table:table-cell>
          <table:table-cell office:value-type="float" office:value="11060754" table:style-name="ce13">
            <text:p>11.060.754</text:p>
          </table:table-cell>
          <table:table-cell office:value-type="percentage" office:value="0.93234188146578434" table:style-name="ce14">
            <text:p>93,2%</text:p>
          </table:table-cell>
          <table:table-cell office:value-type="float" office:value="5928518" table:style-name="ce12">
            <text:p>5.928.518</text:p>
          </table:table-cell>
          <table:table-cell office:value-type="float" office:value="5778139" table:style-name="ce12">
            <text:p>5.778.139</text:p>
          </table:table-cell>
          <table:table-cell office:value-type="float" office:value="55721" table:style-name="ce12">
            <text:p>55.721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5797540" table:style-name="ce6">
            <text:p>5.797.540</text:p>
          </table:table-cell>
          <table:table-cell office:value-type="float" office:value="1213650" table:style-name="ce6">
            <text:p>1.213.650</text:p>
          </table:table-cell>
          <table:table-cell office:value-type="float" office:value="863900" table:style-name="ce6">
            <text:p>863.900</text:p>
          </table:table-cell>
          <table:table-cell office:value-type="float" office:value="213450" table:style-name="ce12">
            <text:p>213.450</text:p>
          </table:table-cell>
          <table:table-cell office:value-type="float" office:value="8088540" table:style-name="ce13">
            <text:p>8.088.540</text:p>
          </table:table-cell>
          <table:table-cell office:value-type="float" office:value="7613228" table:style-name="ce13">
            <text:p>7.613.228</text:p>
          </table:table-cell>
          <table:table-cell office:value-type="percentage" office:value="0.94123636651361064" table:style-name="ce14">
            <text:p>94,1%</text:p>
          </table:table-cell>
          <table:table-cell office:value-type="float" office:value="4057103" table:style-name="ce12">
            <text:p>4.057.103</text:p>
          </table:table-cell>
          <table:table-cell office:value-type="float" office:value="3980079" table:style-name="ce12">
            <text:p>3.980.079</text:p>
          </table:table-cell>
          <table:table-cell office:value-type="float" office:value="30883" table:style-name="ce12">
            <text:p>30.883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226825" table:style-name="ce6">
            <text:p>1.226.825</text:p>
          </table:table-cell>
          <table:table-cell office:value-type="float" office:value="218200" table:style-name="ce6">
            <text:p>218.200</text:p>
          </table:table-cell>
          <table:table-cell office:value-type="float" office:value="186000" table:style-name="ce6">
            <text:p>186.000</text:p>
          </table:table-cell>
          <table:table-cell office:value-type="float" office:value="51750" table:style-name="ce12">
            <text:p>51.750</text:p>
          </table:table-cell>
          <table:table-cell office:value-type="float" office:value="1682775" table:style-name="ce13">
            <text:p>1.682.775</text:p>
          </table:table-cell>
          <table:table-cell office:value-type="float" office:value="1699867" table:style-name="ce13">
            <text:p>1.699.867</text:p>
          </table:table-cell>
          <table:table-cell office:value-type="percentage" office:value="1.0101570322829849" table:style-name="ce14">
            <text:p>101,0%</text:p>
          </table:table-cell>
          <table:table-cell office:value-type="float" office:value="895119" table:style-name="ce12">
            <text:p>895.119</text:p>
          </table:table-cell>
          <table:table-cell office:value-type="float" office:value="879288" table:style-name="ce12">
            <text:p>879.288</text:p>
          </table:table-cell>
          <table:table-cell office:value-type="float" office:value="14826" table:style-name="ce12">
            <text:p>14.826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3155029" table:style-name="ce6">
            <text:p>3.155.029</text:p>
          </table:table-cell>
          <table:table-cell office:value-type="float" office:value="507400" table:style-name="ce6">
            <text:p>507.400</text:p>
          </table:table-cell>
          <table:table-cell office:value-type="float" office:value="573400" table:style-name="ce6">
            <text:p>573.400</text:p>
          </table:table-cell>
          <table:table-cell office:value-type="float" office:value="122700" table:style-name="ce12">
            <text:p>122.700</text:p>
          </table:table-cell>
          <table:table-cell office:value-type="float" office:value="4358529" table:style-name="ce13">
            <text:p>4.358.529</text:p>
          </table:table-cell>
          <table:table-cell office:value-type="float" office:value="4394853" table:style-name="ce13">
            <text:p>4.394.853</text:p>
          </table:table-cell>
          <table:table-cell office:value-type="percentage" office:value="1.0083340044313116" table:style-name="ce14">
            <text:p>100,8%</text:p>
          </table:table-cell>
          <table:table-cell office:value-type="float" office:value="2304479" table:style-name="ce12">
            <text:p>2.304.479</text:p>
          </table:table-cell>
          <table:table-cell office:value-type="float" office:value="2276643" table:style-name="ce12">
            <text:p>2.276.643</text:p>
          </table:table-cell>
          <table:table-cell office:value-type="float" office:value="23404" table:style-name="ce12">
            <text:p>23.404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74465" table:style-name="ce6">
            <text:p>374.465</text:p>
          </table:table-cell>
          <table:table-cell office:value-type="float" office:value="67600" table:style-name="ce6">
            <text:p>67.600</text:p>
          </table:table-cell>
          <table:table-cell office:value-type="float" office:value="53300" table:style-name="ce6">
            <text:p>53.300</text:p>
          </table:table-cell>
          <table:table-cell office:value-type="float" office:value="15200" table:style-name="ce12">
            <text:p>15.200</text:p>
          </table:table-cell>
          <table:table-cell office:value-type="float" office:value="510565" table:style-name="ce13">
            <text:p>510.565</text:p>
          </table:table-cell>
          <table:table-cell office:value-type="float" office:value="477721" table:style-name="ce13">
            <text:p>477.721</text:p>
          </table:table-cell>
          <table:table-cell office:value-type="percentage" office:value="0.93567126614632812" table:style-name="ce14">
            <text:p>93,6%</text:p>
          </table:table-cell>
          <table:table-cell office:value-type="float" office:value="258505" table:style-name="ce12">
            <text:p>258.505</text:p>
          </table:table-cell>
          <table:table-cell office:value-type="float" office:value="252910" table:style-name="ce12">
            <text:p>252.910</text:p>
          </table:table-cell>
          <table:table-cell office:value-type="float" office:value="1672" table:style-name="ce12">
            <text:p>1.672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7637679" table:style-name="ce6">
            <text:p>7.637.679</text:p>
          </table:table-cell>
          <table:table-cell office:value-type="float" office:value="1645800" table:style-name="ce6">
            <text:p>1.645.800</text:p>
          </table:table-cell>
          <table:table-cell office:value-type="float" office:value="1220900" table:style-name="ce6">
            <text:p>1.220.900</text:p>
          </table:table-cell>
          <table:table-cell office:value-type="float" office:value="321450" table:style-name="ce12">
            <text:p>321.450</text:p>
          </table:table-cell>
          <table:table-cell office:value-type="float" office:value="10825829" table:style-name="ce13">
            <text:p>10.825.829</text:p>
          </table:table-cell>
          <table:table-cell office:value-type="float" office:value="9802899" table:style-name="ce13">
            <text:p>9.802.899</text:p>
          </table:table-cell>
          <table:table-cell office:value-type="percentage" office:value="0.90551023852307289" table:style-name="ce14">
            <text:p>90,6%</text:p>
          </table:table-cell>
          <table:table-cell office:value-type="float" office:value="5307091" table:style-name="ce12">
            <text:p>5.307.091</text:p>
          </table:table-cell>
          <table:table-cell office:value-type="float" office:value="5174888" table:style-name="ce12">
            <text:p>5.174.888</text:p>
          </table:table-cell>
          <table:table-cell office:value-type="float" office:value="38234" table:style-name="ce12">
            <text:p>38.234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687865" table:style-name="ce6">
            <text:p>1.687.865</text:p>
          </table:table-cell>
          <table:table-cell office:value-type="float" office:value="398000" table:style-name="ce6">
            <text:p>398.000</text:p>
          </table:table-cell>
          <table:table-cell office:value-type="float" office:value="253010" table:style-name="ce6">
            <text:p>253.010</text:p>
          </table:table-cell>
          <table:table-cell office:value-type="float" office:value="68300" table:style-name="ce12">
            <text:p>68.300</text:p>
          </table:table-cell>
          <table:table-cell office:value-type="float" office:value="2407175" table:style-name="ce13">
            <text:p>2.407.175</text:p>
          </table:table-cell>
          <table:table-cell office:value-type="float" office:value="2210397" table:style-name="ce13">
            <text:p>2.210.397</text:p>
          </table:table-cell>
          <table:table-cell office:value-type="percentage" office:value="0.91825355447775925" table:style-name="ce14">
            <text:p>91,8%</text:p>
          </table:table-cell>
          <table:table-cell office:value-type="float" office:value="1184231" table:style-name="ce12">
            <text:p>1.184.231</text:p>
          </table:table-cell>
          <table:table-cell office:value-type="float" office:value="1147400" table:style-name="ce12">
            <text:p>1.147.400</text:p>
          </table:table-cell>
          <table:table-cell office:value-type="float" office:value="3583" table:style-name="ce12">
            <text:p>3.583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734325" table:style-name="ce6">
            <text:p>734.325</text:p>
          </table:table-cell>
          <table:table-cell office:value-type="float" office:value="151500" table:style-name="ce6">
            <text:p>151.500</text:p>
          </table:table-cell>
          <table:table-cell office:value-type="float" office:value="136600" table:style-name="ce6">
            <text:p>136.600</text:p>
          </table:table-cell>
          <table:table-cell office:value-type="float" office:value="23750" table:style-name="ce12">
            <text:p>23.750</text:p>
          </table:table-cell>
          <table:table-cell office:value-type="float" office:value="1046175" table:style-name="ce13">
            <text:p>1.046.175</text:p>
          </table:table-cell>
          <table:table-cell office:value-type="float" office:value="976253" table:style-name="ce13">
            <text:p>976.253</text:p>
          </table:table-cell>
          <table:table-cell office:value-type="percentage" office:value="0.9331641455779387" table:style-name="ce14">
            <text:p>93,3%</text:p>
          </table:table-cell>
          <table:table-cell office:value-type="float" office:value="525209" table:style-name="ce12">
            <text:p>525.209</text:p>
          </table:table-cell>
          <table:table-cell office:value-type="float" office:value="515996" table:style-name="ce12">
            <text:p>515.996</text:p>
          </table:table-cell>
          <table:table-cell office:value-type="float" office:value="3016" table:style-name="ce12">
            <text:p>3.016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2597220" table:style-name="ce6">
            <text:p>2.597.220</text:p>
          </table:table-cell>
          <table:table-cell office:value-type="float" office:value="526100" table:style-name="ce6">
            <text:p>526.100</text:p>
          </table:table-cell>
          <table:table-cell office:value-type="float" office:value="444200" table:style-name="ce6">
            <text:p>444.200</text:p>
          </table:table-cell>
          <table:table-cell office:value-type="float" office:value="101300" table:style-name="ce12">
            <text:p>101.300</text:p>
          </table:table-cell>
          <table:table-cell office:value-type="float" office:value="3668820" table:style-name="ce13">
            <text:p>3.668.820</text:p>
          </table:table-cell>
          <table:table-cell office:value-type="float" office:value="3353000" table:style-name="ce13">
            <text:p>3.353.000</text:p>
          </table:table-cell>
          <table:table-cell office:value-type="percentage" office:value="0.91391782644010877" table:style-name="ce14">
            <text:p>91,4%</text:p>
          </table:table-cell>
          <table:table-cell office:value-type="float" office:value="1803623" table:style-name="ce12">
            <text:p>1.803.623</text:p>
          </table:table-cell>
          <table:table-cell office:value-type="float" office:value="1769273" table:style-name="ce12">
            <text:p>1.769.273</text:p>
          </table:table-cell>
          <table:table-cell office:value-type="float" office:value="12348" table:style-name="ce12">
            <text:p>12.348</text:p>
          </table:table-cell>
          <table:table-cell office:value-type="date" office:date-value="2021-10-12T00:00:00" table:style-name="ce15">
            <text:p>12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95580" table:style-name="ce6">
            <text:p>95.580</text:p>
          </table:table-cell>
          <table:table-cell office:value-type="float" office:value="22400" table:style-name="ce6">
            <text:p>22.400</text:p>
          </table:table-cell>
          <table:table-cell office:value-type="float" office:value="18100" table:style-name="ce6">
            <text:p>18.100</text:p>
          </table:table-cell>
          <table:table-cell office:value-type="float" office:value="4150" table:style-name="ce12">
            <text:p>4.150</text:p>
          </table:table-cell>
          <table:table-cell office:value-type="float" office:value="140230" table:style-name="ce13">
            <text:p>140.230</text:p>
          </table:table-cell>
          <table:table-cell office:value-type="float" office:value="113120" table:style-name="ce13">
            <text:p>113.120</text:p>
          </table:table-cell>
          <table:table-cell office:value-type="percentage" office:value="0.80667474862725519" table:style-name="ce14">
            <text:p>80,7%</text:p>
          </table:table-cell>
          <table:table-cell office:value-type="float" office:value="62014" table:style-name="ce12">
            <text:p>62.014</text:p>
          </table:table-cell>
          <table:table-cell office:value-type="float" office:value="58656" table:style-name="ce12">
            <text:p>58.656</text:p>
          </table:table-cell>
          <table:table-cell office:value-type="float" office:value="417" table:style-name="ce12">
            <text:p>417</text:p>
          </table:table-cell>
          <table:table-cell office:value-type="date" office:date-value="2021-10-11T00:00:00" table:style-name="ce15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96750" table:style-name="ce6">
            <text:p>96.750</text:p>
          </table:table-cell>
          <table:table-cell office:value-type="float" office:value="23500" table:style-name="ce6">
            <text:p>23.500</text:p>
          </table:table-cell>
          <table:table-cell office:value-type="float" office:value="15100" table:style-name="ce6">
            <text:p>15.100</text:p>
          </table:table-cell>
          <table:table-cell office:value-type="float" office:value="5750" table:style-name="ce12">
            <text:p>5.750</text:p>
          </table:table-cell>
          <table:table-cell office:value-type="float" office:value="141100" table:style-name="ce13">
            <text:p>141.100</text:p>
          </table:table-cell>
          <table:table-cell office:value-type="float" office:value="101221" table:style-name="ce13">
            <text:p>101.221</text:p>
          </table:table-cell>
          <table:table-cell office:value-type="percentage" office:value="0.71737065910701625" table:style-name="ce14">
            <text:p>71,7%</text:p>
          </table:table-cell>
          <table:table-cell office:value-type="float" office:value="56872" table:style-name="ce12">
            <text:p>56.872</text:p>
          </table:table-cell>
          <table:table-cell office:value-type="float" office:value="54240" table:style-name="ce12">
            <text:p>54.240</text:p>
          </table:table-cell>
          <table:table-cell office:value-type="float" office:value="0" table:style-name="ce12">
            <text:p>0</text:p>
          </table:table-cell>
          <table:table-cell office:value-type="date" office:date-value="2021-10-11T00:00:00" table:style-name="ce16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Fuerzas Armadas</text:p>
          </table:table-cell>
          <table:table-cell office:value-type="float" office:value="48138" table:style-name="ce6">
            <text:p>48.138</text:p>
          </table:table-cell>
          <table:table-cell office:value-type="float" office:value="58300" table:style-name="ce6">
            <text:p>58.300</text:p>
          </table:table-cell>
          <table:table-cell office:value-type="float" office:value="103800" table:style-name="ce6">
            <text:p>103.800</text:p>
          </table:table-cell>
          <table:table-cell office:value-type="float" office:value="2000" table:style-name="ce12">
            <text:p>2.000</text:p>
          </table:table-cell>
          <table:table-cell office:value-type="float" office:value="212238" table:style-name="ce13">
            <text:p>212.238</text:p>
          </table:table-cell>
          <table:table-cell office:value-type="float" office:value="172716" table:style-name="ce13">
            <text:p>172.716</text:p>
          </table:table-cell>
          <table:table-cell office:value-type="percentage" office:value="0.81378452492013686" table:style-name="ce14">
            <text:p>81,4%</text:p>
          </table:table-cell>
          <table:table-cell office:value-type="float" office:value="92628" table:style-name="ce12">
            <text:p>92.628</text:p>
          </table:table-cell>
          <table:table-cell office:value-type="float" office:value="86611" table:style-name="ce12">
            <text:p>86.611</text:p>
          </table:table-cell>
          <table:table-cell office:value-type="float" office:value="0" table:style-name="ce12">
            <text:p>0</text:p>
          </table:table-cell>
          <table:table-cell office:value-type="date" office:date-value="2021-10-08T00:00:00" table:style-name="ce16">
            <text:p>08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float" office:value="0" table:style-name="ce6">
            <text:p>0</text:p>
          </table:table-cell>
          <table:table-cell office:value-type="float" office:value="4810" table:style-name="ce6">
            <text:p>4.810</text:p>
          </table:table-cell>
          <table:table-cell office:value-type="float" office:value="0" table:style-name="ce6">
            <text:p>0</text:p>
          </table:table-cell>
          <table:table-cell office:value-type="float" office:value="4035" table:style-name="ce12">
            <text:p>4.035</text:p>
          </table:table-cell>
          <table:table-cell office:value-type="float" office:value="8845" table:style-name="ce13">
            <text:p>8.845</text:p>
          </table:table-cell>
          <table:table-cell office:value-type="float" office:value="6531" table:style-name="ce13">
            <text:p>6.531</text:p>
          </table:table-cell>
          <table:table-cell office:value-type="percentage" office:value="0.7383832673827021" table:style-name="ce14">
            <text:p>73,8%</text:p>
          </table:table-cell>
          <table:table-cell office:value-type="float" office:value="4963" table:style-name="ce12">
            <text:p>4.963</text:p>
          </table:table-cell>
          <table:table-cell office:value-type="float" office:value="4625" table:style-name="ce12">
            <text:p>4.625</text:p>
          </table:table-cell>
          <table:table-cell office:value-type="float" office:value="0" table:style-name="ce12">
            <text:p>0</text:p>
          </table:table-cell>
          <table:table-cell office:value-type="date" office:date-value="2021-10-11T00:00:00" table:style-name="ce16">
            <text:p>11/10/2021</text:p>
          </table:table-cell>
          <table:table-cell table:number-columns-repeated="10" table:style-name="ce4"/>
          <table:table-cell table:number-columns-repeated="16362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53616591" table:style-name="ce18">
            <text:p>53.616.591</text:p>
          </table:table-cell>
          <table:table-cell office:value-type="float" office:value="10752760" table:style-name="ce19">
            <text:p>10.752.760</text:p>
          </table:table-cell>
          <table:table-cell office:value-type="float" office:value="9111010" table:style-name="ce20">
            <text:p>9.111.010</text:p>
          </table:table-cell>
          <table:table-cell office:value-type="float" office:value="2161510" table:style-name="ce21">
            <text:p>2.161.510</text:p>
          </table:table-cell>
          <table:table-cell office:value-type="float" office:value="75641871" table:style-name="ce22">
            <text:p>75.641.871</text:p>
          </table:table-cell>
          <table:table-cell office:value-type="float" office:value="70859558" table:style-name="ce22">
            <text:p>70.859.558</text:p>
          </table:table-cell>
          <table:table-cell office:value-type="percentage" office:value="0.93677690759394361" table:style-name="ce23">
            <text:p>93,7%</text:p>
          </table:table-cell>
          <table:table-cell office:value-type="float" office:value="37830132" table:style-name="ce22">
            <text:p>37.830.132</text:p>
          </table:table-cell>
          <table:table-cell office:value-type="float" office:value="36961165" table:style-name="ce22">
            <text:p>36.961.165</text:p>
          </table:table-cell>
          <table:table-cell office:value-type="float" office:value="349748" table:style-name="ce22">
            <text:p>349.748</text:p>
          </table:table-cell>
          <table:table-cell office:value-type="float" office:value="0" table:style-name="ce22">
            <text:p>0</text:p>
          </table:table-cell>
          <table:table-cell table:number-columns-repeated="10" table:style-name="ce4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4"/>
          <table:covered-table-cell table:number-columns-repeated="9"/>
          <table:table-cell table:number-columns-repeated="16374" table:style-name="ce11"/>
        </table:table-row>
        <table:table-row table:style-name="ro5">
          <table:table-cell table:style-name="ce25"/>
          <table:table-cell table:number-columns-repeated="16383" table:style-name="ce11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8"/>
        <table:table-column table:style-name="co6" table:number-columns-repeated="5" table:default-cell-style-name="ce28"/>
        <table:table-column table:style-name="co4" table:number-columns-repeated="2" table:default-cell-style-name="ce28"/>
        <table:table-column table:style-name="co3" table:number-columns-repeated="7" table:default-cell-style-name="ce28"/>
        <table:table-column table:style-name="co4" table:number-columns-repeated="16369" table:default-cell-style-name="ce28"/>
        <table:table-row table:style-name="ro6">
          <table:table-cell table:style-name="ce26"/>
          <table:table-cell office:value-type="string" table:style-name="ce27">
            <text:p>Población a vacunar mayor de 12 años</text:p>
          </table:table-cell>
          <table:table-cell office:value-type="string" table:style-name="ce27">
            <text:p>Nº Personas con 1 dosis</text:p>
          </table:table-cell>
          <table:table-cell office:value-type="string" table:style-name="ce27">
            <text:p>% 1ª dosis</text:p>
          </table:table-cell>
          <table:table-cell office:value-type="string" table:style-name="ce27">
            <text:p>Nº Personas con pauta completa</text:p>
          </table:table-cell>
          <table:table-cell office:value-type="string" table:style-name="ce27">
            <text:p>% personas con pauta completa</text:p>
          </table:table-cell>
          <table:table-cell office:value-type="string" table:style-name="ce27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9">
            <text:p>Andalucía</text:p>
          </table:table-cell>
          <table:table-cell office:value-type="float" office:value="7451975" table:style-name="ce30">
            <text:p>7.451.975</text:p>
          </table:table-cell>
          <table:table-cell office:value-type="float" office:value="6807967" table:style-name="ce30">
            <text:p>6.807.967</text:p>
          </table:table-cell>
          <table:table-cell office:value-type="percentage" office:value="0.91357888345036042" table:style-name="ce31">
            <text:p>91,4%</text:p>
          </table:table-cell>
          <table:table-cell office:value-type="float" office:value="6649094" table:style-name="ce30">
            <text:p>6.649.094</text:p>
          </table:table-cell>
          <table:table-cell office:value-type="percentage" office:value="0.89225930038681023" table:style-name="ce31">
            <text:p>89,2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185134" table:style-name="ce30">
            <text:p>1.185.134</text:p>
          </table:table-cell>
          <table:table-cell office:value-type="float" office:value="1062530" table:style-name="ce30">
            <text:p>1.062.530</text:p>
          </table:table-cell>
          <table:table-cell office:value-type="percentage" office:value="0.89654840718433526" table:style-name="ce31">
            <text:p>89,7%</text:p>
          </table:table-cell>
          <table:table-cell office:value-type="float" office:value="1040857" table:style-name="ce30">
            <text:p>1.040.857</text:p>
          </table:table-cell>
          <table:table-cell office:value-type="percentage" office:value="0.87826102364795877" table:style-name="ce31">
            <text:p>87,8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933927" table:style-name="ce30">
            <text:p>933.927</text:p>
          </table:table-cell>
          <table:table-cell office:value-type="float" office:value="872627" table:style-name="ce30">
            <text:p>872.627</text:p>
          </table:table-cell>
          <table:table-cell office:value-type="percentage" office:value="0.93436317827838788" table:style-name="ce31">
            <text:p>93,4%</text:p>
          </table:table-cell>
          <table:table-cell office:value-type="float" office:value="862462" table:style-name="ce30">
            <text:p>862.462</text:p>
          </table:table-cell>
          <table:table-cell office:value-type="percentage" office:value="0.92347902994559528" table:style-name="ce31">
            <text:p>92,3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1034867" table:style-name="ce30">
            <text:p>1.034.867</text:p>
          </table:table-cell>
          <table:table-cell office:value-type="float" office:value="851037" table:style-name="ce30">
            <text:p>851.037</text:p>
          </table:table-cell>
          <table:table-cell office:value-type="percentage" office:value="0.82236364672948314" table:style-name="ce31">
            <text:p>82,2%</text:p>
          </table:table-cell>
          <table:table-cell office:value-type="float" office:value="833391" table:style-name="ce30">
            <text:p>833.391</text:p>
          </table:table-cell>
          <table:table-cell office:value-type="percentage" office:value="0.8053121802125297" table:style-name="ce31">
            <text:p>80,5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960774" table:style-name="ce30">
            <text:p>1.960.774</text:p>
          </table:table-cell>
          <table:table-cell office:value-type="float" office:value="1667012" table:style-name="ce30">
            <text:p>1.667.012</text:p>
          </table:table-cell>
          <table:table-cell office:value-type="percentage" office:value="0.85018059194991369" table:style-name="ce31">
            <text:p>85,0%</text:p>
          </table:table-cell>
          <table:table-cell office:value-type="float" office:value="1622556" table:style-name="ce30">
            <text:p>1.622.556</text:p>
          </table:table-cell>
          <table:table-cell office:value-type="percentage" office:value="0.82750791269162072" table:style-name="ce31">
            <text:p>82,8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524127" table:style-name="ce30">
            <text:p>524.127</text:p>
          </table:table-cell>
          <table:table-cell office:value-type="float" office:value="480596" table:style-name="ce30">
            <text:p>480.596</text:p>
          </table:table-cell>
          <table:table-cell office:value-type="percentage" office:value="0.91694570209128701" table:style-name="ce31">
            <text:p>91,7%</text:p>
          </table:table-cell>
          <table:table-cell office:value-type="float" office:value="473505" table:style-name="ce30">
            <text:p>473.505</text:p>
          </table:table-cell>
          <table:table-cell office:value-type="percentage" office:value="0.90341653835806968" table:style-name="ce31">
            <text:p>90,3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176253" table:style-name="ce30">
            <text:p>2.176.253</text:p>
          </table:table-cell>
          <table:table-cell office:value-type="float" office:value="1995650" table:style-name="ce30">
            <text:p>1.995.650</text:p>
          </table:table-cell>
          <table:table-cell office:value-type="percentage" office:value="0.91701194668083164" table:style-name="ce31">
            <text:p>91,7%</text:p>
          </table:table-cell>
          <table:table-cell office:value-type="float" office:value="1952577" table:style-name="ce30">
            <text:p>1.952.577</text:p>
          </table:table-cell>
          <table:table-cell office:value-type="percentage" office:value="0.89721967069086173" table:style-name="ce31">
            <text:p>89,7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stilla - La Mancha</text:p>
          </table:table-cell>
          <table:table-cell office:value-type="float" office:value="1808784" table:style-name="ce30">
            <text:p>1.808.784</text:p>
          </table:table-cell>
          <table:table-cell office:value-type="float" office:value="1612358" table:style-name="ce30">
            <text:p>1.612.358</text:p>
          </table:table-cell>
          <table:table-cell office:value-type="percentage" office:value="0.89140439101628499" table:style-name="ce31">
            <text:p>89,1%</text:p>
          </table:table-cell>
          <table:table-cell office:value-type="float" office:value="1547975" table:style-name="ce30">
            <text:p>1.547.975</text:p>
          </table:table-cell>
          <table:table-cell office:value-type="percentage" office:value="0.85580975948482518" table:style-name="ce31">
            <text:p>85,6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868360" table:style-name="ce30">
            <text:p>6.868.360</text:p>
          </table:table-cell>
          <table:table-cell office:value-type="float" office:value="5928518" table:style-name="ce30">
            <text:p>5.928.518</text:p>
          </table:table-cell>
          <table:table-cell office:value-type="percentage" office:value="0.86316354995952449" table:style-name="ce31">
            <text:p>86,3%</text:p>
          </table:table-cell>
          <table:table-cell office:value-type="float" office:value="5778139" table:style-name="ce30">
            <text:p>5.778.139</text:p>
          </table:table-cell>
          <table:table-cell office:value-type="percentage" office:value="0.84126909480574696" table:style-name="ce31">
            <text:p>84,1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4488459" table:style-name="ce30">
            <text:p>4.488.459</text:p>
          </table:table-cell>
          <table:table-cell office:value-type="float" office:value="4057103" table:style-name="ce30">
            <text:p>4.057.103</text:p>
          </table:table-cell>
          <table:table-cell office:value-type="percentage" office:value="0.90389663802209175" table:style-name="ce31">
            <text:p>90,4%</text:p>
          </table:table-cell>
          <table:table-cell office:value-type="float" office:value="3980079" table:style-name="ce30">
            <text:p>3.980.079</text:p>
          </table:table-cell>
          <table:table-cell office:value-type="percentage" office:value="0.88673618272997479" table:style-name="ce31">
            <text:p>88,7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953437" table:style-name="ce30">
            <text:p>953.437</text:p>
          </table:table-cell>
          <table:table-cell office:value-type="float" office:value="895119" table:style-name="ce30">
            <text:p>895.119</text:p>
          </table:table-cell>
          <table:table-cell office:value-type="percentage" office:value="0.93883392400336885" table:style-name="ce31">
            <text:p>93,9%</text:p>
          </table:table-cell>
          <table:table-cell office:value-type="float" office:value="879288" table:style-name="ce30">
            <text:p>879.288</text:p>
          </table:table-cell>
          <table:table-cell office:value-type="percentage" office:value="0.92222978550234569" table:style-name="ce31">
            <text:p>92,2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454497" table:style-name="ce30">
            <text:p>2.454.497</text:p>
          </table:table-cell>
          <table:table-cell office:value-type="float" office:value="2304479" table:style-name="ce30">
            <text:p>2.304.479</text:p>
          </table:table-cell>
          <table:table-cell office:value-type="percentage" office:value="0.93888034900837114" table:style-name="ce31">
            <text:p>93,9%</text:p>
          </table:table-cell>
          <table:table-cell office:value-type="float" office:value="2276643" table:style-name="ce30">
            <text:p>2.276.643</text:p>
          </table:table-cell>
          <table:table-cell office:value-type="percentage" office:value="0.92753953253966093" table:style-name="ce31">
            <text:p>92,8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283970" table:style-name="ce30">
            <text:p>283.970</text:p>
          </table:table-cell>
          <table:table-cell office:value-type="float" office:value="258505" table:style-name="ce30">
            <text:p>258.505</text:p>
          </table:table-cell>
          <table:table-cell office:value-type="percentage" office:value="0.91032503433461276" table:style-name="ce31">
            <text:p>91,0%</text:p>
          </table:table-cell>
          <table:table-cell office:value-type="float" office:value="252910" table:style-name="ce30">
            <text:p>252.910</text:p>
          </table:table-cell>
          <table:table-cell office:value-type="percentage" office:value="0.89062224882910168" table:style-name="ce31">
            <text:p>89,1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977937" table:style-name="ce30">
            <text:p>5.977.937</text:p>
          </table:table-cell>
          <table:table-cell office:value-type="float" office:value="5307091" table:style-name="ce30">
            <text:p>5.307.091</text:p>
          </table:table-cell>
          <table:table-cell office:value-type="percentage" office:value="0.88777968051520117" table:style-name="ce31">
            <text:p>88,8%</text:p>
          </table:table-cell>
          <table:table-cell office:value-type="float" office:value="5174888" table:style-name="ce30">
            <text:p>5.174.888</text:p>
          </table:table-cell>
          <table:table-cell office:value-type="percentage" office:value="0.86566452607312527" table:style-name="ce31">
            <text:p>86,6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10137" table:style-name="ce30">
            <text:p>1.310.137</text:p>
          </table:table-cell>
          <table:table-cell office:value-type="float" office:value="1184231" table:style-name="ce30">
            <text:p>1.184.231</text:p>
          </table:table-cell>
          <table:table-cell office:value-type="percentage" office:value="0.90389859991741317" table:style-name="ce31">
            <text:p>90,4%</text:p>
          </table:table-cell>
          <table:table-cell office:value-type="float" office:value="1147400" table:style-name="ce30">
            <text:p>1.147.400</text:p>
          </table:table-cell>
          <table:table-cell office:value-type="percentage" office:value="0.87578627273330956" table:style-name="ce31">
            <text:p>87,6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581354" table:style-name="ce30">
            <text:p>581.354</text:p>
          </table:table-cell>
          <table:table-cell office:value-type="float" office:value="525209" table:style-name="ce30">
            <text:p>525.209</text:p>
          </table:table-cell>
          <table:table-cell office:value-type="percentage" office:value="0.90342373149578403" table:style-name="ce31">
            <text:p>90,3%</text:p>
          </table:table-cell>
          <table:table-cell office:value-type="float" office:value="515996" table:style-name="ce30">
            <text:p>515.996</text:p>
          </table:table-cell>
          <table:table-cell office:value-type="percentage" office:value="0.88757624442250338" table:style-name="ce31">
            <text:p>88,8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983943" table:style-name="ce30">
            <text:p>1.983.943</text:p>
          </table:table-cell>
          <table:table-cell office:value-type="float" office:value="1803623" table:style-name="ce30">
            <text:p>1.803.623</text:p>
          </table:table-cell>
          <table:table-cell office:value-type="percentage" office:value="0.90911029197915461" table:style-name="ce31">
            <text:p>90,9%</text:p>
          </table:table-cell>
          <table:table-cell office:value-type="float" office:value="1769273" table:style-name="ce30">
            <text:p>1.769.273</text:p>
          </table:table-cell>
          <table:table-cell office:value-type="percentage" office:value="0.89179628648605325" table:style-name="ce31">
            <text:p>89,2%</text:p>
          </table:table-cell>
          <table:table-cell office:value-type="date" office:date-value="2021-10-12T00:00:00" table:style-name="ce32">
            <text:p>12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70965" table:style-name="ce30">
            <text:p>70.965</text:p>
          </table:table-cell>
          <table:table-cell office:value-type="float" office:value="62014" table:style-name="ce30">
            <text:p>62.014</text:p>
          </table:table-cell>
          <table:table-cell office:value-type="percentage" office:value="0.87386739942225045" table:style-name="ce31">
            <text:p>87,4%</text:p>
          </table:table-cell>
          <table:table-cell office:value-type="float" office:value="58656" table:style-name="ce30">
            <text:p>58.656</text:p>
          </table:table-cell>
          <table:table-cell office:value-type="percentage" office:value="0.82654829845698585" table:style-name="ce31">
            <text:p>82,7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70927" table:style-name="ce30">
            <text:p>70.927</text:p>
          </table:table-cell>
          <table:table-cell office:value-type="float" office:value="56872" table:style-name="ce30">
            <text:p>56.872</text:p>
          </table:table-cell>
          <table:table-cell office:value-type="percentage" office:value="0.80183851001734174" table:style-name="ce31">
            <text:p>80,2%</text:p>
          </table:table-cell>
          <table:table-cell office:value-type="float" office:value="54240" table:style-name="ce30">
            <text:p>54.240</text:p>
          </table:table-cell>
          <table:table-cell office:value-type="percentage" office:value="0.7647299335936949" table:style-name="ce31">
            <text:p>76,5%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FF.AA.</text:p>
          </table:table-cell>
          <table:table-cell office:value-type="string" table:style-name="ce30">
            <text:p>-</text:p>
          </table:table-cell>
          <table:table-cell office:value-type="float" office:value="92628" table:style-name="ce30">
            <text:p>92.628</text:p>
          </table:table-cell>
          <table:table-cell office:value-type="string" table:style-name="ce31">
            <text:p>-</text:p>
          </table:table-cell>
          <table:table-cell office:value-type="float" office:value="86611" table:style-name="ce30">
            <text:p>86.611</text:p>
          </table:table-cell>
          <table:table-cell office:value-type="string" table:style-name="ce31">
            <text:p>-</text:p>
          </table:table-cell>
          <table:table-cell office:value-type="date" office:date-value="2021-10-08T00:00:00" table:style-name="ce32">
            <text:p>08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5">
            <text:p>Sanidad Exterior</text:p>
          </table:table-cell>
          <table:table-cell office:value-type="string" table:style-name="ce30">
            <text:p>-</text:p>
          </table:table-cell>
          <table:table-cell office:value-type="float" office:value="4963" table:style-name="ce30">
            <text:p>4.963</text:p>
          </table:table-cell>
          <table:table-cell office:value-type="string" table:style-name="ce31">
            <text:p>-</text:p>
          </table:table-cell>
          <table:table-cell office:value-type="float" office:value="4625" table:style-name="ce30">
            <text:p>4.625</text:p>
          </table:table-cell>
          <table:table-cell office:value-type="string" table:style-name="ce31">
            <text:p>-</text:p>
          </table:table-cell>
          <table:table-cell office:value-type="date" office:date-value="2021-10-11T00:00:00" table:style-name="ce32">
            <text:p>11/10/2021</text:p>
          </table:table-cell>
          <table:table-cell table:number-columns-repeated="16377" table:style-name="ce28"/>
        </table:table-row>
        <table:table-row table:style-name="ro2">
          <table:table-cell office:value-type="string" table:style-name="ce17">
            <text:p>Totales</text:p>
          </table:table-cell>
          <table:table-cell office:value-type="float" office:value="42119827" table:style-name="ce33">
            <text:p>42.119.827</text:p>
          </table:table-cell>
          <table:table-cell office:value-type="float" office:value="37830132" table:style-name="ce33">
            <text:p>37.830.132</text:p>
          </table:table-cell>
          <table:table-cell office:value-type="percentage" office:value="0.89815497105436826" table:style-name="ce34">
            <text:p>89,8%</text:p>
          </table:table-cell>
          <table:table-cell office:value-type="float" office:value="36961165" table:style-name="ce33">
            <text:p>36.961.165</text:p>
          </table:table-cell>
          <table:table-cell office:value-type="percentage" office:value="0.87752414082802377" table:style-name="ce34">
            <text:p>87,8%</text:p>
          </table:table-cell>
          <table:table-cell table:style-name="ce35"/>
          <table:table-cell table:number-columns-repeated="16377" table:style-name="ce28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4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3" table:number-columns-repeated="20" table:default-cell-style-name="ce28"/>
        <table:table-column table:style-name="co4" table:number-columns-repeated="16344" table:default-cell-style-name="ce28"/>
        <table:table-row table:style-name="ro1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3985" table:style-name="ce43">
            <text:p>433.985</text:p>
          </table:table-cell>
          <table:table-cell office:value-type="percentage" office:value="1" table:style-name="ce44">
            <text:p>100,0%</text:p>
          </table:table-cell>
          <table:table-cell office:value-type="float" office:value="653913" table:style-name="ce43">
            <text:p>653.913</text:p>
          </table:table-cell>
          <table:table-cell office:value-type="percentage" office:value="1" table:style-name="ce44">
            <text:p>100,0%</text:p>
          </table:table-cell>
          <table:table-cell office:value-type="float" office:value="927771" table:style-name="ce43">
            <text:p>927.771</text:p>
          </table:table-cell>
          <table:table-cell office:value-type="percentage" office:value="1" table:style-name="ce44">
            <text:p>100,0%</text:p>
          </table:table-cell>
          <table:table-cell office:value-type="float" office:value="1212532" table:style-name="ce43">
            <text:p>1.212.532</text:p>
          </table:table-cell>
          <table:table-cell office:value-type="percentage" office:value="0.95850740817741364" table:style-name="ce44">
            <text:p>95,9%</text:p>
          </table:table-cell>
          <table:table-cell office:value-type="float" office:value="1245642" table:style-name="ce43">
            <text:p>1.245.642</text:p>
          </table:table-cell>
          <table:table-cell office:value-type="percentage" office:value="0.8993064830764832" table:style-name="ce44">
            <text:p>89,9%</text:p>
          </table:table-cell>
          <table:table-cell office:value-type="float" office:value="922218" table:style-name="ce43">
            <text:p>922.218</text:p>
          </table:table-cell>
          <table:table-cell office:value-type="percentage" office:value="0.80880920035396775" table:style-name="ce44">
            <text:p>80,9%</text:p>
          </table:table-cell>
          <table:table-cell office:value-type="float" office:value="756752" table:style-name="ce43">
            <text:p>756.752</text:p>
          </table:table-cell>
          <table:table-cell office:value-type="percentage" office:value="0.81487543502980597" table:style-name="ce44">
            <text:p>81,5%</text:p>
          </table:table-cell>
          <table:table-cell office:value-type="float" office:value="655154" table:style-name="ce43">
            <text:p>655.154</text:p>
          </table:table-cell>
          <table:table-cell office:value-type="percentage" office:value="0.87016590362421919" table:style-name="ce44">
            <text:p>87,0%</text:p>
          </table:table-cell>
          <table:table-cell office:value-type="float" office:value="6807967" table:style-name="ce43">
            <text:p>6.807.96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357888345036042" table:style-name="ce44">
            <text:p>91,4%</text:p>
          </table:table-cell>
          <table:table-cell office:value-type="percentage" office:value="0.80430487130173622" table:style-name="ce44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227" table:style-name="ce46">
            <text:p>101.227</text:p>
          </table:table-cell>
          <table:table-cell office:value-type="percentage" office:value="1" table:style-name="ce47">
            <text:p>100,0%</text:p>
          </table:table-cell>
          <table:table-cell office:value-type="float" office:value="119229" table:style-name="ce46">
            <text:p>119.229</text:p>
          </table:table-cell>
          <table:table-cell office:value-type="percentage" office:value="1" table:style-name="ce47">
            <text:p>100,0%</text:p>
          </table:table-cell>
          <table:table-cell office:value-type="float" office:value="154401" table:style-name="ce46">
            <text:p>154.401</text:p>
          </table:table-cell>
          <table:table-cell office:value-type="percentage" office:value="0.98742701465142901" table:style-name="ce47">
            <text:p>98,7%</text:p>
          </table:table-cell>
          <table:table-cell office:value-type="float" office:value="185699" table:style-name="ce46">
            <text:p>185.699</text:p>
          </table:table-cell>
          <table:table-cell office:value-type="percentage" office:value="0.93661545600355078" table:style-name="ce47">
            <text:p>93,7%</text:p>
          </table:table-cell>
          <table:table-cell office:value-type="float" office:value="187221" table:style-name="ce46">
            <text:p>187.221</text:p>
          </table:table-cell>
          <table:table-cell office:value-type="percentage" office:value="0.87102627208143557" table:style-name="ce47">
            <text:p>87,1%</text:p>
          </table:table-cell>
          <table:table-cell office:value-type="float" office:value="124675" table:style-name="ce46">
            <text:p>124.675</text:p>
          </table:table-cell>
          <table:table-cell office:value-type="percentage" office:value="0.75888998453915735" table:style-name="ce47">
            <text:p>75,9%</text:p>
          </table:table-cell>
          <table:table-cell office:value-type="float" office:value="102817" table:style-name="ce46">
            <text:p>102.817</text:p>
          </table:table-cell>
          <table:table-cell office:value-type="percentage" office:value="0.78846787984754718" table:style-name="ce47">
            <text:p>78,8%</text:p>
          </table:table-cell>
          <table:table-cell office:value-type="float" office:value="87261" table:style-name="ce46">
            <text:p>87.261</text:p>
          </table:table-cell>
          <table:table-cell office:value-type="percentage" office:value="0.84629857723380109" table:style-name="ce47">
            <text:p>84,6%</text:p>
          </table:table-cell>
          <table:table-cell office:value-type="float" office:value="1062530" table:style-name="ce46">
            <text:p>1.062.530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9654840718433526" table:style-name="ce47">
            <text:p>89,7%</text:p>
          </table:table-cell>
          <table:table-cell office:value-type="percentage" office:value="0.79926071411646382" table:style-name="ce47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29" table:style-name="ce46">
            <text:p>88.929</text:p>
          </table:table-cell>
          <table:table-cell office:value-type="percentage" office:value="1" table:style-name="ce47">
            <text:p>100,0%</text:p>
          </table:table-cell>
          <table:table-cell office:value-type="float" office:value="114334" table:style-name="ce46">
            <text:p>114.334</text:p>
          </table:table-cell>
          <table:table-cell office:value-type="percentage" office:value="1" table:style-name="ce47">
            <text:p>100,0%</text:p>
          </table:table-cell>
          <table:table-cell office:value-type="float" office:value="148138" table:style-name="ce46">
            <text:p>148.138</text:p>
          </table:table-cell>
          <table:table-cell office:value-type="percentage" office:value="0.98988319568064576" table:style-name="ce47">
            <text:p>99,0%</text:p>
          </table:table-cell>
          <table:table-cell office:value-type="float" office:value="153115" table:style-name="ce46">
            <text:p>153.115</text:p>
          </table:table-cell>
          <table:table-cell office:value-type="percentage" office:value="0.94140612991484518" table:style-name="ce47">
            <text:p>94,1%</text:p>
          </table:table-cell>
          <table:table-cell office:value-type="float" office:value="150523" table:style-name="ce46">
            <text:p>150.523</text:p>
          </table:table-cell>
          <table:table-cell office:value-type="percentage" office:value="0.9013731114477852" table:style-name="ce47">
            <text:p>90,1%</text:p>
          </table:table-cell>
          <table:table-cell office:value-type="float" office:value="90778" table:style-name="ce46">
            <text:p>90.778</text:p>
          </table:table-cell>
          <table:table-cell office:value-type="percentage" office:value="0.79316039178338327" table:style-name="ce47">
            <text:p>79,3%</text:p>
          </table:table-cell>
          <table:table-cell office:value-type="float" office:value="66432" table:style-name="ce46">
            <text:p>66.432</text:p>
          </table:table-cell>
          <table:table-cell office:value-type="percentage" office:value="0.83973151647684896" table:style-name="ce47">
            <text:p>84,0%</text:p>
          </table:table-cell>
          <table:table-cell office:value-type="float" office:value="60378" table:style-name="ce46">
            <text:p>60.378</text:p>
          </table:table-cell>
          <table:table-cell office:value-type="percentage" office:value="0.94340625" table:style-name="ce47">
            <text:p>94,3%</text:p>
          </table:table-cell>
          <table:table-cell office:value-type="float" office:value="872627" table:style-name="ce46">
            <text:p>872.627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436317827838788" table:style-name="ce47">
            <text:p>93,4%</text:p>
          </table:table-cell>
          <table:table-cell office:value-type="percentage" office:value="0.856537794076075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456" table:style-name="ce46">
            <text:p>51.456</text:p>
          </table:table-cell>
          <table:table-cell office:value-type="percentage" office:value="1" table:style-name="ce47">
            <text:p>100,0%</text:p>
          </table:table-cell>
          <table:table-cell office:value-type="float" office:value="79158" table:style-name="ce46">
            <text:p>79.158</text:p>
          </table:table-cell>
          <table:table-cell office:value-type="percentage" office:value="0.98313378707337673" table:style-name="ce47">
            <text:p>98,3%</text:p>
          </table:table-cell>
          <table:table-cell office:value-type="float" office:value="110107" table:style-name="ce46">
            <text:p>110.107</text:p>
          </table:table-cell>
          <table:table-cell office:value-type="percentage" office:value="0.93923109075244604" table:style-name="ce47">
            <text:p>93,9%</text:p>
          </table:table-cell>
          <table:table-cell office:value-type="float" office:value="149689" table:style-name="ce46">
            <text:p>149.689</text:p>
          </table:table-cell>
          <table:table-cell office:value-type="percentage" office:value="0.90284504544714317" table:style-name="ce47">
            <text:p>90,3%</text:p>
          </table:table-cell>
          <table:table-cell office:value-type="float" office:value="166615" table:style-name="ce46">
            <text:p>166.615</text:p>
          </table:table-cell>
          <table:table-cell office:value-type="percentage" office:value="0.80813592534388767" table:style-name="ce47">
            <text:p>80,8%</text:p>
          </table:table-cell>
          <table:table-cell office:value-type="float" office:value="124890" table:style-name="ce46">
            <text:p>124.890</text:p>
          </table:table-cell>
          <table:table-cell office:value-type="percentage" office:value="0.68550445421462558" table:style-name="ce47">
            <text:p>68,6%</text:p>
          </table:table-cell>
          <table:table-cell office:value-type="float" office:value="95532" table:style-name="ce46">
            <text:p>95.532</text:p>
          </table:table-cell>
          <table:table-cell office:value-type="percentage" office:value="0.69255194212060145" table:style-name="ce47">
            <text:p>69,3%</text:p>
          </table:table-cell>
          <table:table-cell office:value-type="float" office:value="73590" table:style-name="ce46">
            <text:p>73.590</text:p>
          </table:table-cell>
          <table:table-cell office:value-type="percentage" office:value="0.77073732718894006" table:style-name="ce47">
            <text:p>77,1%</text:p>
          </table:table-cell>
          <table:table-cell office:value-type="float" office:value="851037" table:style-name="ce46">
            <text:p>851.037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236364672948314" table:style-name="ce47">
            <text:p>82,2%</text:p>
          </table:table-cell>
          <table:table-cell office:value-type="percentage" office:value="0.72642404077357814" table:style-name="ce47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976" table:style-name="ce46">
            <text:p>92.976</text:p>
          </table:table-cell>
          <table:table-cell office:value-type="percentage" office:value="1" table:style-name="ce47">
            <text:p>100,0%</text:p>
          </table:table-cell>
          <table:table-cell office:value-type="float" office:value="151290" table:style-name="ce46">
            <text:p>151.290</text:p>
          </table:table-cell>
          <table:table-cell office:value-type="percentage" office:value="0.97902686192414468" table:style-name="ce47">
            <text:p>97,9%</text:p>
          </table:table-cell>
          <table:table-cell office:value-type="float" office:value="224192" table:style-name="ce46">
            <text:p>224.192</text:p>
          </table:table-cell>
          <table:table-cell office:value-type="percentage" office:value="0.9536351726132748" table:style-name="ce47">
            <text:p>95,4%</text:p>
          </table:table-cell>
          <table:table-cell office:value-type="float" office:value="320190" table:style-name="ce46">
            <text:p>320.190</text:p>
          </table:table-cell>
          <table:table-cell office:value-type="percentage" office:value="0.91349226274706719" table:style-name="ce47">
            <text:p>91,3%</text:p>
          </table:table-cell>
          <table:table-cell office:value-type="float" office:value="317062" table:style-name="ce46">
            <text:p>317.062</text:p>
          </table:table-cell>
          <table:table-cell office:value-type="percentage" office:value="0.81733019869871415" table:style-name="ce47">
            <text:p>81,7%</text:p>
          </table:table-cell>
          <table:table-cell office:value-type="float" office:value="228082" table:style-name="ce46">
            <text:p>228.082</text:p>
          </table:table-cell>
          <table:table-cell office:value-type="percentage" office:value="0.73353830716486457" table:style-name="ce47">
            <text:p>73,4%</text:p>
          </table:table-cell>
          <table:table-cell office:value-type="float" office:value="185741" table:style-name="ce46">
            <text:p>185.741</text:p>
          </table:table-cell>
          <table:table-cell office:value-type="percentage" office:value="0.73780526558304338" table:style-name="ce47">
            <text:p>73,8%</text:p>
          </table:table-cell>
          <table:table-cell office:value-type="float" office:value="147479" table:style-name="ce46">
            <text:p>147.479</text:p>
          </table:table-cell>
          <table:table-cell office:value-type="percentage" office:value="0.82025284070368254" table:style-name="ce47">
            <text:p>82,0%</text:p>
          </table:table-cell>
          <table:table-cell office:value-type="float" office:value="1667012" table:style-name="ce46">
            <text:p>1.667.012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018059194991369" table:style-name="ce47">
            <text:p>85,0%</text:p>
          </table:table-cell>
          <table:table-cell office:value-type="percentage" office:value="0.76610697294793273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06" table:style-name="ce46">
            <text:p>42.306</text:p>
          </table:table-cell>
          <table:table-cell office:value-type="percentage" office:value="1" table:style-name="ce47">
            <text:p>100,0%</text:p>
          </table:table-cell>
          <table:table-cell office:value-type="float" office:value="55904" table:style-name="ce46">
            <text:p>55.904</text:p>
          </table:table-cell>
          <table:table-cell office:value-type="percentage" office:value="1" table:style-name="ce47">
            <text:p>100,0%</text:p>
          </table:table-cell>
          <table:table-cell office:value-type="float" office:value="76620" table:style-name="ce46">
            <text:p>76.620</text:p>
          </table:table-cell>
          <table:table-cell office:value-type="percentage" office:value="0.99062641411855967" table:style-name="ce47">
            <text:p>99,1%</text:p>
          </table:table-cell>
          <table:table-cell office:value-type="float" office:value="84184" table:style-name="ce46">
            <text:p>84.184</text:p>
          </table:table-cell>
          <table:table-cell office:value-type="percentage" office:value="0.93575207860922149" table:style-name="ce47">
            <text:p>93,6%</text:p>
          </table:table-cell>
          <table:table-cell office:value-type="float" office:value="87810" table:style-name="ce46">
            <text:p>87.810</text:p>
          </table:table-cell>
          <table:table-cell office:value-type="percentage" office:value="0.89813744642984994" table:style-name="ce47">
            <text:p>89,8%</text:p>
          </table:table-cell>
          <table:table-cell office:value-type="float" office:value="54346" table:style-name="ce46">
            <text:p>54.346</text:p>
          </table:table-cell>
          <table:table-cell office:value-type="percentage" office:value="0.77116058632384032" table:style-name="ce47">
            <text:p>77,1%</text:p>
          </table:table-cell>
          <table:table-cell office:value-type="float" office:value="40718" table:style-name="ce46">
            <text:p>40.718</text:p>
          </table:table-cell>
          <table:table-cell office:value-type="percentage" office:value="0.80621720621720627" table:style-name="ce47">
            <text:p>80,6%</text:p>
          </table:table-cell>
          <table:table-cell office:value-type="float" office:value="38708" table:style-name="ce46">
            <text:p>38.708</text:p>
          </table:table-cell>
          <table:table-cell office:value-type="percentage" office:value="0.88046766599185677" table:style-name="ce47">
            <text:p>88,0%</text:p>
          </table:table-cell>
          <table:table-cell office:value-type="float" office:value="480596" table:style-name="ce46">
            <text:p>480.596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694570209128701" table:style-name="ce47">
            <text:p>91,7%</text:p>
          </table:table-cell>
          <table:table-cell office:value-type="percentage" office:value="0.82448426415968301" table:style-name="ce47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308" table:style-name="ce46">
            <text:p>229.308</text:p>
          </table:table-cell>
          <table:table-cell office:value-type="percentage" office:value="1" table:style-name="ce47">
            <text:p>100,0%</text:p>
          </table:table-cell>
          <table:table-cell office:value-type="float" office:value="250433" table:style-name="ce46">
            <text:p>250.433</text:p>
          </table:table-cell>
          <table:table-cell office:value-type="percentage" office:value="1" table:style-name="ce47">
            <text:p>100,0%</text:p>
          </table:table-cell>
          <table:table-cell office:value-type="float" office:value="320265" table:style-name="ce46">
            <text:p>320.265</text:p>
          </table:table-cell>
          <table:table-cell office:value-type="percentage" office:value="1" table:style-name="ce47">
            <text:p>100,0%</text:p>
          </table:table-cell>
          <table:table-cell office:value-type="float" office:value="352412" table:style-name="ce46">
            <text:p>352.412</text:p>
          </table:table-cell>
          <table:table-cell office:value-type="percentage" office:value="0.9245412212238473" table:style-name="ce47">
            <text:p>92,5%</text:p>
          </table:table-cell>
          <table:table-cell office:value-type="float" office:value="319750" table:style-name="ce46">
            <text:p>319.750</text:p>
          </table:table-cell>
          <table:table-cell office:value-type="percentage" office:value="0.88011450434208172" table:style-name="ce47">
            <text:p>88,0%</text:p>
          </table:table-cell>
          <table:table-cell office:value-type="float" office:value="210790" table:style-name="ce46">
            <text:p>210.790</text:p>
          </table:table-cell>
          <table:table-cell office:value-type="percentage" office:value="0.78716722122016702" table:style-name="ce47">
            <text:p>78,7%</text:p>
          </table:table-cell>
          <table:table-cell office:value-type="float" office:value="171052" table:style-name="ce46">
            <text:p>171.052</text:p>
          </table:table-cell>
          <table:table-cell office:value-type="percentage" office:value="0.81064993412509601" table:style-name="ce47">
            <text:p>81,1%</text:p>
          </table:table-cell>
          <table:table-cell office:value-type="float" office:value="141640" table:style-name="ce46">
            <text:p>141.640</text:p>
          </table:table-cell>
          <table:table-cell office:value-type="percentage" office:value="0.85664864341788538" table:style-name="ce47">
            <text:p>85,7%</text:p>
          </table:table-cell>
          <table:table-cell office:value-type="float" office:value="1995650" table:style-name="ce46">
            <text:p>1.995.650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1701194668083164" table:style-name="ce47">
            <text:p>91,7%</text:p>
          </table:table-cell>
          <table:table-cell office:value-type="percentage" office:value="0.83328531498781999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094" table:style-name="ce46">
            <text:p>138.094</text:p>
          </table:table-cell>
          <table:table-cell office:value-type="percentage" office:value="1" table:style-name="ce47">
            <text:p>100,0%</text:p>
          </table:table-cell>
          <table:table-cell office:value-type="float" office:value="158312" table:style-name="ce46">
            <text:p>158.312</text:p>
          </table:table-cell>
          <table:table-cell office:value-type="percentage" office:value="0.99504088597808937" table:style-name="ce47">
            <text:p>99,5%</text:p>
          </table:table-cell>
          <table:table-cell office:value-type="float" office:value="222108" table:style-name="ce46">
            <text:p>222.108</text:p>
          </table:table-cell>
          <table:table-cell office:value-type="percentage" office:value="1" table:style-name="ce47">
            <text:p>100,0%</text:p>
          </table:table-cell>
          <table:table-cell office:value-type="float" office:value="285915" table:style-name="ce46">
            <text:p>285.915</text:p>
          </table:table-cell>
          <table:table-cell office:value-type="percentage" office:value="0.92987140543388469" table:style-name="ce47">
            <text:p>93,0%</text:p>
          </table:table-cell>
          <table:table-cell office:value-type="float" office:value="286265" table:style-name="ce46">
            <text:p>286.265</text:p>
          </table:table-cell>
          <table:table-cell office:value-type="percentage" office:value="0.86588224618502441" table:style-name="ce47">
            <text:p>86,6%</text:p>
          </table:table-cell>
          <table:table-cell office:value-type="float" office:value="204175" table:style-name="ce46">
            <text:p>204.175</text:p>
          </table:table-cell>
          <table:table-cell office:value-type="percentage" office:value="0.7678609708124452" table:style-name="ce47">
            <text:p>76,8%</text:p>
          </table:table-cell>
          <table:table-cell office:value-type="float" office:value="170765" table:style-name="ce46">
            <text:p>170.765</text:p>
          </table:table-cell>
          <table:table-cell office:value-type="percentage" office:value="0.78300602047787826" table:style-name="ce47">
            <text:p>78,3%</text:p>
          </table:table-cell>
          <table:table-cell office:value-type="float" office:value="146724" table:style-name="ce46">
            <text:p>146.724</text:p>
          </table:table-cell>
          <table:table-cell office:value-type="percentage" office:value="0.84337709516473913" table:style-name="ce47">
            <text:p>84,3%</text:p>
          </table:table-cell>
          <table:table-cell office:value-type="float" office:value="1612358" table:style-name="ce46">
            <text:p>1.612.358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140439101628499" table:style-name="ce47">
            <text:p>89,1%</text:p>
          </table:table-cell>
          <table:table-cell office:value-type="percentage" office:value="0.78835392361021128" table:style-name="ce47">
            <text:p>78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8647" table:style-name="ce46">
            <text:p>458.647</text:p>
          </table:table-cell>
          <table:table-cell office:value-type="percentage" office:value="1" table:style-name="ce47">
            <text:p>100,0%</text:p>
          </table:table-cell>
          <table:table-cell office:value-type="float" office:value="618005" table:style-name="ce46">
            <text:p>618.005</text:p>
          </table:table-cell>
          <table:table-cell office:value-type="percentage" office:value="0.97278889077778408" table:style-name="ce47">
            <text:p>97,3%</text:p>
          </table:table-cell>
          <table:table-cell office:value-type="float" office:value="798328" table:style-name="ce46">
            <text:p>798.328</text:p>
          </table:table-cell>
          <table:table-cell office:value-type="percentage" office:value="0.95313186498309421" table:style-name="ce47">
            <text:p>95,3%</text:p>
          </table:table-cell>
          <table:table-cell office:value-type="float" office:value="1022737" table:style-name="ce46">
            <text:p>1.022.737</text:p>
          </table:table-cell>
          <table:table-cell office:value-type="percentage" office:value="0.93676106907985124" table:style-name="ce47">
            <text:p>93,7%</text:p>
          </table:table-cell>
          <table:table-cell office:value-type="float" office:value="1122488" table:style-name="ce46">
            <text:p>1.122.488</text:p>
          </table:table-cell>
          <table:table-cell office:value-type="percentage" office:value="0.85246534093282345" table:style-name="ce47">
            <text:p>85,2%</text:p>
          </table:table-cell>
          <table:table-cell office:value-type="float" office:value="767374" table:style-name="ce46">
            <text:p>767.374</text:p>
          </table:table-cell>
          <table:table-cell office:value-type="percentage" office:value="0.73457381022579771" table:style-name="ce47">
            <text:p>73,5%</text:p>
          </table:table-cell>
          <table:table-cell office:value-type="float" office:value="622947" table:style-name="ce46">
            <text:p>622.947</text:p>
          </table:table-cell>
          <table:table-cell office:value-type="percentage" office:value="0.74254501242646931" table:style-name="ce47">
            <text:p>74,3%</text:p>
          </table:table-cell>
          <table:table-cell office:value-type="float" office:value="517992" table:style-name="ce46">
            <text:p>517.992</text:p>
          </table:table-cell>
          <table:table-cell office:value-type="percentage" office:value="0.78942218889732174" table:style-name="ce47">
            <text:p>78,9%</text:p>
          </table:table-cell>
          <table:table-cell office:value-type="float" office:value="5928518" table:style-name="ce46">
            <text:p>5.928.518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6316354995952449" table:style-name="ce47">
            <text:p>86,3%</text:p>
          </table:table-cell>
          <table:table-cell office:value-type="percentage" office:value="0.76197339521127172" table:style-name="ce47">
            <text:p>76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179" table:style-name="ce46">
            <text:p>297.179</text:p>
          </table:table-cell>
          <table:table-cell office:value-type="percentage" office:value="1" table:style-name="ce47">
            <text:p>100,0%</text:p>
          </table:table-cell>
          <table:table-cell office:value-type="float" office:value="434243" table:style-name="ce46">
            <text:p>434.243</text:p>
          </table:table-cell>
          <table:table-cell office:value-type="percentage" office:value="0.99173483883049907" table:style-name="ce47">
            <text:p>99,2%</text:p>
          </table:table-cell>
          <table:table-cell office:value-type="float" office:value="569547" table:style-name="ce46">
            <text:p>569.547</text:p>
          </table:table-cell>
          <table:table-cell office:value-type="percentage" office:value="0.98074658015456462" table:style-name="ce47">
            <text:p>98,1%</text:p>
          </table:table-cell>
          <table:table-cell office:value-type="float" office:value="714138" table:style-name="ce46">
            <text:p>714.138</text:p>
          </table:table-cell>
          <table:table-cell office:value-type="percentage" office:value="0.94922999625166482" table:style-name="ce47">
            <text:p>94,9%</text:p>
          </table:table-cell>
          <table:table-cell office:value-type="float" office:value="751182" table:style-name="ce46">
            <text:p>751.182</text:p>
          </table:table-cell>
          <table:table-cell office:value-type="percentage" office:value="0.88209556734007522" table:style-name="ce47">
            <text:p>88,2%</text:p>
          </table:table-cell>
          <table:table-cell office:value-type="float" office:value="506512" table:style-name="ce46">
            <text:p>506.512</text:p>
          </table:table-cell>
          <table:table-cell office:value-type="percentage" office:value="0.78073984330082513" table:style-name="ce47">
            <text:p>78,1%</text:p>
          </table:table-cell>
          <table:table-cell office:value-type="float" office:value="420679" table:style-name="ce46">
            <text:p>420.679</text:p>
          </table:table-cell>
          <table:table-cell office:value-type="percentage" office:value="0.81507035103831238" table:style-name="ce47">
            <text:p>81,5%</text:p>
          </table:table-cell>
          <table:table-cell office:value-type="float" office:value="363623" table:style-name="ce46">
            <text:p>363.623</text:p>
          </table:table-cell>
          <table:table-cell office:value-type="percentage" office:value="0.8565287340618235" table:style-name="ce47">
            <text:p>85,7%</text:p>
          </table:table-cell>
          <table:table-cell office:value-type="float" office:value="4057103" table:style-name="ce46">
            <text:p>4.057.103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389663802209175" table:style-name="ce47">
            <text:p>90,4%</text:p>
          </table:table-cell>
          <table:table-cell office:value-type="percentage" office:value="0.8022186705179567" table:style-name="ce47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47" table:style-name="ce46">
            <text:p>78.247</text:p>
          </table:table-cell>
          <table:table-cell office:value-type="percentage" office:value="1" table:style-name="ce47">
            <text:p>100,0%</text:p>
          </table:table-cell>
          <table:table-cell office:value-type="float" office:value="95905" table:style-name="ce46">
            <text:p>95.905</text:p>
          </table:table-cell>
          <table:table-cell office:value-type="percentage" office:value="1" table:style-name="ce47">
            <text:p>100,0%</text:p>
          </table:table-cell>
          <table:table-cell office:value-type="float" office:value="132794" table:style-name="ce46">
            <text:p>132.794</text:p>
          </table:table-cell>
          <table:table-cell office:value-type="percentage" office:value="1" table:style-name="ce47">
            <text:p>100,0%</text:p>
          </table:table-cell>
          <table:table-cell office:value-type="float" office:value="161384" table:style-name="ce46">
            <text:p>161.384</text:p>
          </table:table-cell>
          <table:table-cell office:value-type="percentage" office:value="0.95371596066565811" table:style-name="ce47">
            <text:p>95,4%</text:p>
          </table:table-cell>
          <table:table-cell office:value-type="float" office:value="146086" table:style-name="ce46">
            <text:p>146.086</text:p>
          </table:table-cell>
          <table:table-cell office:value-type="percentage" office:value="0.91593414172319965" table:style-name="ce47">
            <text:p>91,6%</text:p>
          </table:table-cell>
          <table:table-cell office:value-type="float" office:value="112737" table:style-name="ce46">
            <text:p>112.737</text:p>
          </table:table-cell>
          <table:table-cell office:value-type="percentage" office:value="0.84460476928955119" table:style-name="ce47">
            <text:p>84,5%</text:p>
          </table:table-cell>
          <table:table-cell office:value-type="float" office:value="92561" table:style-name="ce46">
            <text:p>92.561</text:p>
          </table:table-cell>
          <table:table-cell office:value-type="percentage" office:value="0.81681080127073769" table:style-name="ce47">
            <text:p>81,7%</text:p>
          </table:table-cell>
          <table:table-cell office:value-type="float" office:value="75405" table:style-name="ce46">
            <text:p>75.405</text:p>
          </table:table-cell>
          <table:table-cell office:value-type="percentage" office:value="0.88973451327433628" table:style-name="ce47">
            <text:p>89,0%</text:p>
          </table:table-cell>
          <table:table-cell office:value-type="float" office:value="895119" table:style-name="ce46">
            <text:p>895.119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883392400336885" table:style-name="ce47">
            <text:p>93,9%</text:p>
          </table:table-cell>
          <table:table-cell office:value-type="percentage" office:value="0.84128753452814742" table:style-name="ce47">
            <text:p>84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216" table:style-name="ce46">
            <text:p>242.216</text:p>
          </table:table-cell>
          <table:table-cell office:value-type="percentage" office:value="1" table:style-name="ce47">
            <text:p>100,0%</text:p>
          </table:table-cell>
          <table:table-cell office:value-type="float" office:value="291236" table:style-name="ce46">
            <text:p>291.236</text:p>
          </table:table-cell>
          <table:table-cell office:value-type="percentage" office:value="1" table:style-name="ce47">
            <text:p>100,0%</text:p>
          </table:table-cell>
          <table:table-cell office:value-type="float" office:value="345699" table:style-name="ce46">
            <text:p>345.699</text:p>
          </table:table-cell>
          <table:table-cell office:value-type="percentage" office:value="0.99646035044836523" table:style-name="ce47">
            <text:p>99,6%</text:p>
          </table:table-cell>
          <table:table-cell office:value-type="float" office:value="390496" table:style-name="ce46">
            <text:p>390.496</text:p>
          </table:table-cell>
          <table:table-cell office:value-type="percentage" office:value="0.96207583846815259" table:style-name="ce47">
            <text:p>96,2%</text:p>
          </table:table-cell>
          <table:table-cell office:value-type="float" office:value="407282" table:style-name="ce46">
            <text:p>407.282</text:p>
          </table:table-cell>
          <table:table-cell office:value-type="percentage" office:value="0.91891404062533133" table:style-name="ce47">
            <text:p>91,9%</text:p>
          </table:table-cell>
          <table:table-cell office:value-type="float" office:value="262574" table:style-name="ce46">
            <text:p>262.574</text:p>
          </table:table-cell>
          <table:table-cell office:value-type="percentage" office:value="0.81189704645525163" table:style-name="ce47">
            <text:p>81,2%</text:p>
          </table:table-cell>
          <table:table-cell office:value-type="float" office:value="197748" table:style-name="ce46">
            <text:p>197.748</text:p>
          </table:table-cell>
          <table:table-cell office:value-type="percentage" office:value="0.8561223650430122" table:style-name="ce47">
            <text:p>85,6%</text:p>
          </table:table-cell>
          <table:table-cell office:value-type="float" office:value="167228" table:style-name="ce46">
            <text:p>167.228</text:p>
          </table:table-cell>
          <table:table-cell office:value-type="percentage" office:value="0.92900831634325332" table:style-name="ce47">
            <text:p>92,9%</text:p>
          </table:table-cell>
          <table:table-cell office:value-type="float" office:value="2304479" table:style-name="ce46">
            <text:p>2.304.479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888034900837114" table:style-name="ce47">
            <text:p>93,9%</text:p>
          </table:table-cell>
          <table:table-cell office:value-type="percentage" office:value="0.85293611452136509" table:style-name="ce47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59" table:style-name="ce46">
            <text:p>23.359</text:p>
          </table:table-cell>
          <table:table-cell office:value-type="percentage" office:value="1" table:style-name="ce47">
            <text:p>100,0%</text:p>
          </table:table-cell>
          <table:table-cell office:value-type="float" office:value="28658" table:style-name="ce46">
            <text:p>28.658</text:p>
          </table:table-cell>
          <table:table-cell office:value-type="percentage" office:value="1" table:style-name="ce47">
            <text:p>100,0%</text:p>
          </table:table-cell>
          <table:table-cell office:value-type="float" office:value="38003" table:style-name="ce46">
            <text:p>38.003</text:p>
          </table:table-cell>
          <table:table-cell office:value-type="percentage" office:value="1" table:style-name="ce47">
            <text:p>100,0%</text:p>
          </table:table-cell>
          <table:table-cell office:value-type="float" office:value="45320" table:style-name="ce46">
            <text:p>45.320</text:p>
          </table:table-cell>
          <table:table-cell office:value-type="percentage" office:value="0.95082242363209135" table:style-name="ce47">
            <text:p>95,1%</text:p>
          </table:table-cell>
          <table:table-cell office:value-type="float" office:value="47393" table:style-name="ce46">
            <text:p>47.393</text:p>
          </table:table-cell>
          <table:table-cell office:value-type="percentage" office:value="0.89510264981963095" table:style-name="ce47">
            <text:p>89,5%</text:p>
          </table:table-cell>
          <table:table-cell office:value-type="float" office:value="30780" table:style-name="ce46">
            <text:p>30.780</text:p>
          </table:table-cell>
          <table:table-cell office:value-type="percentage" office:value="0.78282764058088961" table:style-name="ce47">
            <text:p>78,3%</text:p>
          </table:table-cell>
          <table:table-cell office:value-type="float" office:value="23595" table:style-name="ce46">
            <text:p>23.595</text:p>
          </table:table-cell>
          <table:table-cell office:value-type="percentage" office:value="0.774673320638256" table:style-name="ce47">
            <text:p>77,5%</text:p>
          </table:table-cell>
          <table:table-cell office:value-type="float" office:value="21397" table:style-name="ce46">
            <text:p>21.397</text:p>
          </table:table-cell>
          <table:table-cell office:value-type="percentage" office:value="0.83804637317875608" table:style-name="ce47">
            <text:p>83,8%</text:p>
          </table:table-cell>
          <table:table-cell office:value-type="float" office:value="258505" table:style-name="ce46">
            <text:p>258.50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032503433461276" table:style-name="ce47">
            <text:p>91,0%</text:p>
          </table:table-cell>
          <table:table-cell office:value-type="percentage" office:value="0.80804528717092716" table:style-name="ce47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3733" table:style-name="ce46">
            <text:p>373.733</text:p>
          </table:table-cell>
          <table:table-cell office:value-type="percentage" office:value="1" table:style-name="ce47">
            <text:p>100,0%</text:p>
          </table:table-cell>
          <table:table-cell office:value-type="float" office:value="510631" table:style-name="ce46">
            <text:p>510.631</text:p>
          </table:table-cell>
          <table:table-cell office:value-type="percentage" office:value="0.97063189889009482" table:style-name="ce47">
            <text:p>97,1%</text:p>
          </table:table-cell>
          <table:table-cell office:value-type="float" office:value="687651" table:style-name="ce46">
            <text:p>687.651</text:p>
          </table:table-cell>
          <table:table-cell office:value-type="percentage" office:value="0.9777172081675134" table:style-name="ce47">
            <text:p>97,8%</text:p>
          </table:table-cell>
          <table:table-cell office:value-type="float" office:value="938029" table:style-name="ce46">
            <text:p>938.029</text:p>
          </table:table-cell>
          <table:table-cell office:value-type="percentage" office:value="0.96427363553845002" table:style-name="ce47">
            <text:p>96,4%</text:p>
          </table:table-cell>
          <table:table-cell office:value-type="float" office:value="1025683" table:style-name="ce46">
            <text:p>1.025.683</text:p>
          </table:table-cell>
          <table:table-cell office:value-type="percentage" office:value="0.87968139859396155" table:style-name="ce47">
            <text:p>88,0%</text:p>
          </table:table-cell>
          <table:table-cell office:value-type="float" office:value="737508" table:style-name="ce46">
            <text:p>737.508</text:p>
          </table:table-cell>
          <table:table-cell office:value-type="percentage" office:value="0.77661850806621457" table:style-name="ce47">
            <text:p>77,7%</text:p>
          </table:table-cell>
          <table:table-cell office:value-type="float" office:value="587997" table:style-name="ce46">
            <text:p>587.997</text:p>
          </table:table-cell>
          <table:table-cell office:value-type="percentage" office:value="0.79194181622276849" table:style-name="ce47">
            <text:p>79,2%</text:p>
          </table:table-cell>
          <table:table-cell office:value-type="float" office:value="445859" table:style-name="ce46">
            <text:p>445.859</text:p>
          </table:table-cell>
          <table:table-cell office:value-type="percentage" office:value="0.8054655292642654" table:style-name="ce47">
            <text:p>80,5%</text:p>
          </table:table-cell>
          <table:table-cell office:value-type="float" office:value="5307091" table:style-name="ce46">
            <text:p>5.307.09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777968051520117" table:style-name="ce47">
            <text:p>88,8%</text:p>
          </table:table-cell>
          <table:table-cell office:value-type="percentage" office:value="0.78276971536992945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944" table:style-name="ce46">
            <text:p>73.944</text:p>
          </table:table-cell>
          <table:table-cell office:value-type="percentage" office:value="1" table:style-name="ce47">
            <text:p>100,0%</text:p>
          </table:table-cell>
          <table:table-cell office:value-type="float" office:value="103228" table:style-name="ce46">
            <text:p>103.228</text:p>
          </table:table-cell>
          <table:table-cell office:value-type="percentage" office:value="1" table:style-name="ce47">
            <text:p>100,0%</text:p>
          </table:table-cell>
          <table:table-cell office:value-type="float" office:value="148052" table:style-name="ce46">
            <text:p>148.052</text:p>
          </table:table-cell>
          <table:table-cell office:value-type="percentage" office:value="1" table:style-name="ce47">
            <text:p>100,0%</text:p>
          </table:table-cell>
          <table:table-cell office:value-type="float" office:value="207035" table:style-name="ce46">
            <text:p>207.035</text:p>
          </table:table-cell>
          <table:table-cell office:value-type="percentage" office:value="0.97082848782683728" table:style-name="ce47">
            <text:p>97,1%</text:p>
          </table:table-cell>
          <table:table-cell office:value-type="float" office:value="230716" table:style-name="ce46">
            <text:p>230.716</text:p>
          </table:table-cell>
          <table:table-cell office:value-type="percentage" office:value="0.90776960697521614" table:style-name="ce47">
            <text:p>90,8%</text:p>
          </table:table-cell>
          <table:table-cell office:value-type="float" office:value="165326" table:style-name="ce46">
            <text:p>165.326</text:p>
          </table:table-cell>
          <table:table-cell office:value-type="percentage" office:value="0.79102213843820424" table:style-name="ce47">
            <text:p>79,1%</text:p>
          </table:table-cell>
          <table:table-cell office:value-type="float" office:value="138600" table:style-name="ce46">
            <text:p>138.600</text:p>
          </table:table-cell>
          <table:table-cell office:value-type="percentage" office:value="0.8046537550508569" table:style-name="ce47">
            <text:p>80,5%</text:p>
          </table:table-cell>
          <table:table-cell office:value-type="float" office:value="117330" table:style-name="ce46">
            <text:p>117.330</text:p>
          </table:table-cell>
          <table:table-cell office:value-type="percentage" office:value="0.82688485771068543" table:style-name="ce47">
            <text:p>82,7%</text:p>
          </table:table-cell>
          <table:table-cell office:value-type="float" office:value="1184231" table:style-name="ce46">
            <text:p>1.184.23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0389859991741317" table:style-name="ce47">
            <text:p>90,4%</text:p>
          </table:table-cell>
          <table:table-cell office:value-type="percentage" office:value="0.78360973789264654" table:style-name="ce47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499" table:style-name="ce46">
            <text:p>42.499</text:p>
          </table:table-cell>
          <table:table-cell office:value-type="percentage" office:value="1" table:style-name="ce47">
            <text:p>100,0%</text:p>
          </table:table-cell>
          <table:table-cell office:value-type="float" office:value="55886" table:style-name="ce46">
            <text:p>55.886</text:p>
          </table:table-cell>
          <table:table-cell office:value-type="percentage" office:value="1" table:style-name="ce47">
            <text:p>100,0%</text:p>
          </table:table-cell>
          <table:table-cell office:value-type="float" office:value="72166" table:style-name="ce46">
            <text:p>72.166</text:p>
          </table:table-cell>
          <table:table-cell office:value-type="percentage" office:value="0.97727642056226638" table:style-name="ce47">
            <text:p>97,7%</text:p>
          </table:table-cell>
          <table:table-cell office:value-type="float" office:value="91452" table:style-name="ce46">
            <text:p>91.452</text:p>
          </table:table-cell>
          <table:table-cell office:value-type="percentage" office:value="0.9457877427761805" table:style-name="ce47">
            <text:p>94,6%</text:p>
          </table:table-cell>
          <table:table-cell office:value-type="float" office:value="95074" table:style-name="ce46">
            <text:p>95.074</text:p>
          </table:table-cell>
          <table:table-cell office:value-type="percentage" office:value="0.88029851299050021" table:style-name="ce47">
            <text:p>88,0%</text:p>
          </table:table-cell>
          <table:table-cell office:value-type="float" office:value="63657" table:style-name="ce46">
            <text:p>63.657</text:p>
          </table:table-cell>
          <table:table-cell office:value-type="percentage" office:value="0.78259426365547513" table:style-name="ce47">
            <text:p>78,3%</text:p>
          </table:table-cell>
          <table:table-cell office:value-type="float" office:value="56387" table:style-name="ce46">
            <text:p>56.387</text:p>
          </table:table-cell>
          <table:table-cell office:value-type="percentage" office:value="0.8276747838595564" table:style-name="ce47">
            <text:p>82,8%</text:p>
          </table:table-cell>
          <table:table-cell office:value-type="float" office:value="48088" table:style-name="ce46">
            <text:p>48.088</text:p>
          </table:table-cell>
          <table:table-cell office:value-type="percentage" office:value="0.85280556146697883" table:style-name="ce47">
            <text:p>85,3%</text:p>
          </table:table-cell>
          <table:table-cell office:value-type="float" office:value="525209" table:style-name="ce46">
            <text:p>525.209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342373149578403" table:style-name="ce47">
            <text:p>90,3%</text:p>
          </table:table-cell>
          <table:table-cell office:value-type="percentage" office:value="0.79433058528698708" table:style-name="ce47">
            <text:p>79,4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147" table:style-name="ce46">
            <text:p>164.147</text:p>
          </table:table-cell>
          <table:table-cell office:value-type="percentage" office:value="1" table:style-name="ce47">
            <text:p>100,0%</text:p>
          </table:table-cell>
          <table:table-cell office:value-type="float" office:value="213684" table:style-name="ce46">
            <text:p>213.684</text:p>
          </table:table-cell>
          <table:table-cell office:value-type="percentage" office:value="1" table:style-name="ce47">
            <text:p>100,0%</text:p>
          </table:table-cell>
          <table:table-cell office:value-type="float" office:value="278346" table:style-name="ce46">
            <text:p>278.346</text:p>
          </table:table-cell>
          <table:table-cell office:value-type="percentage" office:value="0.993670547160314" table:style-name="ce47">
            <text:p>99,4%</text:p>
          </table:table-cell>
          <table:table-cell office:value-type="float" office:value="323312" table:style-name="ce46">
            <text:p>323.312</text:p>
          </table:table-cell>
          <table:table-cell office:value-type="percentage" office:value="0.95098197819264241" table:style-name="ce47">
            <text:p>95,1%</text:p>
          </table:table-cell>
          <table:table-cell office:value-type="float" office:value="319470" table:style-name="ce46">
            <text:p>319.470</text:p>
          </table:table-cell>
          <table:table-cell office:value-type="percentage" office:value="0.88218969273719872" table:style-name="ce47">
            <text:p>88,2%</text:p>
          </table:table-cell>
          <table:table-cell office:value-type="float" office:value="200921" table:style-name="ce46">
            <text:p>200.921</text:p>
          </table:table-cell>
          <table:table-cell office:value-type="percentage" office:value="0.77116253363168463" table:style-name="ce47">
            <text:p>77,1%</text:p>
          </table:table-cell>
          <table:table-cell office:value-type="float" office:value="160541" table:style-name="ce46">
            <text:p>160.541</text:p>
          </table:table-cell>
          <table:table-cell office:value-type="percentage" office:value="0.7965951154643881" table:style-name="ce47">
            <text:p>79,7%</text:p>
          </table:table-cell>
          <table:table-cell office:value-type="float" office:value="143202" table:style-name="ce46">
            <text:p>143.202</text:p>
          </table:table-cell>
          <table:table-cell office:value-type="percentage" office:value="0.84932920536635703" table:style-name="ce47">
            <text:p>84,9%</text:p>
          </table:table-cell>
          <table:table-cell office:value-type="float" office:value="1803623" table:style-name="ce46">
            <text:p>1.803.62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911029197915461" table:style-name="ce47">
            <text:p>90,9%</text:p>
          </table:table-cell>
          <table:table-cell office:value-type="percentage" office:value="0.81225838818574525" table:style-name="ce47">
            <text:p>81,2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97" table:style-name="ce46">
            <text:p>2.397</text:p>
          </table:table-cell>
          <table:table-cell office:value-type="percentage" office:value="0.92015355086372363" table:style-name="ce47">
            <text:p>92,0%</text:p>
          </table:table-cell>
          <table:table-cell office:value-type="float" office:value="3889" table:style-name="ce46">
            <text:p>3.889</text:p>
          </table:table-cell>
          <table:table-cell office:value-type="percentage" office:value="0.90064844835572022" table:style-name="ce47">
            <text:p>90,1%</text:p>
          </table:table-cell>
          <table:table-cell office:value-type="float" office:value="7645" table:style-name="ce46">
            <text:p>7.645</text:p>
          </table:table-cell>
          <table:table-cell office:value-type="percentage" office:value="0.97301769123074966" table:style-name="ce47">
            <text:p>97,3%</text:p>
          </table:table-cell>
          <table:table-cell office:value-type="float" office:value="10561" table:style-name="ce46">
            <text:p>10.561</text:p>
          </table:table-cell>
          <table:table-cell office:value-type="percentage" office:value="0.91389754240221532" table:style-name="ce47">
            <text:p>91,4%</text:p>
          </table:table-cell>
          <table:table-cell office:value-type="float" office:value="11098" table:style-name="ce46">
            <text:p>11.098</text:p>
          </table:table-cell>
          <table:table-cell office:value-type="percentage" office:value="0.87786742604018353" table:style-name="ce47">
            <text:p>87,8%</text:p>
          </table:table-cell>
          <table:table-cell office:value-type="float" office:value="9145" table:style-name="ce46">
            <text:p>9.145</text:p>
          </table:table-cell>
          <table:table-cell office:value-type="percentage" office:value="0.76887506305700348" table:style-name="ce47">
            <text:p>76,9%</text:p>
          </table:table-cell>
          <table:table-cell office:value-type="float" office:value="9036" table:style-name="ce46">
            <text:p>9.036</text:p>
          </table:table-cell>
          <table:table-cell office:value-type="percentage" office:value="0.82392632442782898" table:style-name="ce47">
            <text:p>82,4%</text:p>
          </table:table-cell>
          <table:table-cell office:value-type="float" office:value="8243" table:style-name="ce46">
            <text:p>8.243</text:p>
          </table:table-cell>
          <table:table-cell office:value-type="percentage" office:value="0.90324348016655709" table:style-name="ce47">
            <text:p>90,3%</text:p>
          </table:table-cell>
          <table:table-cell office:value-type="float" office:value="62014" table:style-name="ce46">
            <text:p>62.014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7386739942225045" table:style-name="ce47">
            <text:p>87,4%</text:p>
          </table:table-cell>
          <table:table-cell office:value-type="percentage" office:value="0.73649081969549413" table:style-name="ce47">
            <text:p>73,6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0" table:style-name="ce46">
            <text:p>2.010</text:p>
          </table:table-cell>
          <table:table-cell office:value-type="percentage" office:value="0.85568326947637297" table:style-name="ce47">
            <text:p>85,6%</text:p>
          </table:table-cell>
          <table:table-cell office:value-type="float" office:value="3313" table:style-name="ce46">
            <text:p>3.313</text:p>
          </table:table-cell>
          <table:table-cell office:value-type="percentage" office:value="0.88393810032017073" table:style-name="ce47">
            <text:p>88,4%</text:p>
          </table:table-cell>
          <table:table-cell office:value-type="float" office:value="7158" table:style-name="ce46">
            <text:p>7.158</text:p>
          </table:table-cell>
          <table:table-cell office:value-type="percentage" office:value="0.91452663855883476" table:style-name="ce47">
            <text:p>91,5%</text:p>
          </table:table-cell>
          <table:table-cell office:value-type="float" office:value="9662" table:style-name="ce46">
            <text:p>9.662</text:p>
          </table:table-cell>
          <table:table-cell office:value-type="percentage" office:value="0.8551199221170015" table:style-name="ce47">
            <text:p>85,5%</text:p>
          </table:table-cell>
          <table:table-cell office:value-type="float" office:value="10018" table:style-name="ce46">
            <text:p>10.018</text:p>
          </table:table-cell>
          <table:table-cell office:value-type="percentage" office:value="0.83469421763039497" table:style-name="ce47">
            <text:p>83,5%</text:p>
          </table:table-cell>
          <table:table-cell office:value-type="float" office:value="8546" table:style-name="ce46">
            <text:p>8.546</text:p>
          </table:table-cell>
          <table:table-cell office:value-type="percentage" office:value="0.70436000989038161" table:style-name="ce47">
            <text:p>70,4%</text:p>
          </table:table-cell>
          <table:table-cell office:value-type="float" office:value="8562" table:style-name="ce46">
            <text:p>8.562</text:p>
          </table:table-cell>
          <table:table-cell office:value-type="percentage" office:value="0.71379741558982912" table:style-name="ce47">
            <text:p>71,4%</text:p>
          </table:table-cell>
          <table:table-cell office:value-type="float" office:value="7603" table:style-name="ce46">
            <text:p>7.603</text:p>
          </table:table-cell>
          <table:table-cell office:value-type="percentage" office:value="0.79412993524127851" table:style-name="ce47">
            <text:p>79,4%</text:p>
          </table:table-cell>
          <table:table-cell office:value-type="float" office:value="56872" table:style-name="ce46">
            <text:p>56.872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0183851001734174" table:style-name="ce47">
            <text:p>80,2%</text:p>
          </table:table-cell>
          <table:table-cell office:value-type="percentage" office:value="0.65313059855758193" table:style-name="ce47">
            <text:p>65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18" table:style-name="ce46">
            <text:p>18</text:p>
          </table:table-cell>
          <table:table-cell office:value-type="string" table:style-name="ce47">
            <text:p>-</text:p>
          </table:table-cell>
          <table:table-cell office:value-type="float" office:value="3531" table:style-name="ce46">
            <text:p>3.531</text:p>
          </table:table-cell>
          <table:table-cell office:value-type="string" table:style-name="ce47">
            <text:p>-</text:p>
          </table:table-cell>
          <table:table-cell office:value-type="float" office:value="9508" table:style-name="ce46">
            <text:p>9.508</text:p>
          </table:table-cell>
          <table:table-cell office:value-type="string" table:style-name="ce47">
            <text:p>-</text:p>
          </table:table-cell>
          <table:table-cell office:value-type="float" office:value="21991" table:style-name="ce46">
            <text:p>21.991</text:p>
          </table:table-cell>
          <table:table-cell office:value-type="string" table:style-name="ce47">
            <text:p>-</text:p>
          </table:table-cell>
          <table:table-cell office:value-type="float" office:value="31822" table:style-name="ce46">
            <text:p>31.822</text:p>
          </table:table-cell>
          <table:table-cell office:value-type="string" table:style-name="ce47">
            <text:p>-</text:p>
          </table:table-cell>
          <table:table-cell office:value-type="float" office:value="24554" table:style-name="ce46">
            <text:p>24.554</text:p>
          </table:table-cell>
          <table:table-cell office:value-type="string" table:style-name="ce47">
            <text:p>-</text:p>
          </table:table-cell>
          <table:table-cell office:value-type="float" office:value="1172" table:style-name="ce46">
            <text:p>1.172</text:p>
          </table:table-cell>
          <table:table-cell office:value-type="string" table:style-name="ce47">
            <text:p>-</text:p>
          </table:table-cell>
          <table:table-cell office:value-type="float" office:value="92628" table:style-name="ce46">
            <text:p>92.628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6" table:style-name="ce49">
            <text:p>26</text:p>
          </table:table-cell>
          <table:table-cell office:value-type="string" table:style-name="ce50">
            <text:p>-</text:p>
          </table:table-cell>
          <table:table-cell office:value-type="float" office:value="33" table:style-name="ce49">
            <text:p>33</text:p>
          </table:table-cell>
          <table:table-cell office:value-type="string" table:style-name="ce50">
            <text:p>-</text:p>
          </table:table-cell>
          <table:table-cell office:value-type="float" office:value="216" table:style-name="ce49">
            <text:p>216</text:p>
          </table:table-cell>
          <table:table-cell office:value-type="string" table:style-name="ce50">
            <text:p>-</text:p>
          </table:table-cell>
          <table:table-cell office:value-type="float" office:value="650" table:style-name="ce49">
            <text:p>650</text:p>
          </table:table-cell>
          <table:table-cell office:value-type="string" table:style-name="ce50">
            <text:p>-</text:p>
          </table:table-cell>
          <table:table-cell office:value-type="float" office:value="1254" table:style-name="ce49">
            <text:p>1.254</text:p>
          </table:table-cell>
          <table:table-cell office:value-type="string" table:style-name="ce50">
            <text:p>-</text:p>
          </table:table-cell>
          <table:table-cell office:value-type="float" office:value="1419" table:style-name="ce49">
            <text:p>1.419</text:p>
          </table:table-cell>
          <table:table-cell office:value-type="string" table:style-name="ce50">
            <text:p>-</text:p>
          </table:table-cell>
          <table:table-cell office:value-type="float" office:value="1196" table:style-name="ce49">
            <text:p>1.196</text:p>
          </table:table-cell>
          <table:table-cell office:value-type="string" table:style-name="ce50">
            <text:p>-</text:p>
          </table:table-cell>
          <table:table-cell office:value-type="float" office:value="169" table:style-name="ce49">
            <text:p>169</text:p>
          </table:table-cell>
          <table:table-cell office:value-type="string" table:style-name="ce50">
            <text:p>-</text:p>
          </table:table-cell>
          <table:table-cell office:value-type="float" office:value="4963" table:style-name="ce49">
            <text:p>4.963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8"/>
          <table:table-cell table:number-columns-repeated="16339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36717" table:style-name="ce53">
            <text:p>2.936.717</text:p>
          </table:table-cell>
          <table:table-cell office:value-type="percentage" office:value="1" table:style-name="ce54">
            <text:p>100,0%</text:p>
          </table:table-cell>
          <table:table-cell office:value-type="float" office:value="3941302" table:style-name="ce53">
            <text:p>3.941.302</text:p>
          </table:table-cell>
          <table:table-cell office:value-type="percentage" office:value="0.99526697297631717" table:style-name="ce54">
            <text:p>99,5%</text:p>
          </table:table-cell>
          <table:table-cell office:value-type="float" office:value="5272738" table:style-name="ce53">
            <text:p>5.272.738</text:p>
          </table:table-cell>
          <table:table-cell office:value-type="percentage" office:value="0.98796174470009857" table:style-name="ce54">
            <text:p>98,8%</text:p>
          </table:table-cell>
          <table:table-cell office:value-type="float" office:value="6668020" table:style-name="ce53">
            <text:p>6.668.020</text:p>
          </table:table-cell>
          <table:table-cell office:value-type="percentage" office:value="0.94806340005681544" table:style-name="ce54">
            <text:p>94,8%</text:p>
          </table:table-cell>
          <table:table-cell office:value-type="float" office:value="6950623" table:style-name="ce53">
            <text:p>6.950.623</text:p>
          </table:table-cell>
          <table:table-cell office:value-type="percentage" office:value="0.88074691287862228" table:style-name="ce54">
            <text:p>88,1%</text:p>
          </table:table-cell>
          <table:table-cell office:value-type="float" office:value="4858275" table:style-name="ce53">
            <text:p>4.858.275</text:p>
          </table:table-cell>
          <table:table-cell office:value-type="percentage" office:value="0.77976898123604521" table:style-name="ce54">
            <text:p>78,0%</text:p>
          </table:table-cell>
          <table:table-cell office:value-type="float" office:value="3934212" table:style-name="ce53">
            <text:p>3.934.212</text:p>
          </table:table-cell>
          <table:table-cell office:value-type="percentage" office:value="0.79565185736474242" table:style-name="ce54">
            <text:p>79,6%</text:p>
          </table:table-cell>
          <table:table-cell office:value-type="float" office:value="3268245" table:style-name="ce53">
            <text:p>3.268.245</text:p>
          </table:table-cell>
          <table:table-cell office:value-type="percentage" office:value="0.84044970460458879" table:style-name="ce54">
            <text:p>84,0%</text:p>
          </table:table-cell>
          <table:table-cell office:value-type="float" office:value="37830132" table:style-name="ce53">
            <text:p>37.830.132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815497105436826" table:style-name="ce54">
            <text:p>89,8%</text:p>
          </table:table-cell>
          <table:table-cell office:value-type="percentage" office:value="0.79724969834541237" table:style-name="ce54">
            <text:p>79,7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8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28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8"/>
        <table:table-column table:style-name="co4" table:default-cell-style-name="ce55"/>
        <table:table-column table:style-name="co4" table:number-columns-repeated="2" table:default-cell-style-name="ce28"/>
        <table:table-column table:style-name="co4" table:default-cell-style-name="ce55"/>
        <table:table-column table:style-name="co4" table:number-columns-repeated="3" table:default-cell-style-name="ce28"/>
        <table:table-column table:style-name="co3" table:number-columns-repeated="20" table:default-cell-style-name="ce28"/>
        <table:table-column table:style-name="co4" table:number-columns-repeated="16343" table:default-cell-style-name="ce28"/>
        <table:table-row table:style-name="ro1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7478" table:style-name="ce43">
            <text:p>427.478</text:p>
          </table:table-cell>
          <table:table-cell office:value-type="percentage" office:value="1" table:style-name="ce44">
            <text:p>100,0%</text:p>
          </table:table-cell>
          <table:table-cell office:value-type="float" office:value="648613" table:style-name="ce43">
            <text:p>648.613</text:p>
          </table:table-cell>
          <table:table-cell office:value-type="percentage" office:value="0.99728159340448141" table:style-name="ce44">
            <text:p>99,7%</text:p>
          </table:table-cell>
          <table:table-cell office:value-type="float" office:value="917018" table:style-name="ce43">
            <text:p>917.018</text:p>
          </table:table-cell>
          <table:table-cell office:value-type="percentage" office:value="1.0009507207904409" table:style-name="ce44">
            <text:p>100,1%</text:p>
          </table:table-cell>
          <table:table-cell office:value-type="float" office:value="1198572" table:style-name="ce43">
            <text:p>1.198.572</text:p>
          </table:table-cell>
          <table:table-cell office:value-type="percentage" office:value="0.94747201825108041" table:style-name="ce44">
            <text:p>94,7%</text:p>
          </table:table-cell>
          <table:table-cell office:value-type="float" office:value="1225696" table:style-name="ce43">
            <text:p>1.225.696</text:p>
          </table:table-cell>
          <table:table-cell office:value-type="percentage" office:value="0.88490622432521804" table:style-name="ce44">
            <text:p>88,5%</text:p>
          </table:table-cell>
          <table:table-cell office:value-type="float" office:value="890912" table:style-name="ce43">
            <text:p>890.912</text:p>
          </table:table-cell>
          <table:table-cell office:value-type="percentage" office:value="0.78135302315261046" table:style-name="ce44">
            <text:p>78,1%</text:p>
          </table:table-cell>
          <table:table-cell office:value-type="float" office:value="716621" table:style-name="ce43">
            <text:p>716.621</text:p>
          </table:table-cell>
          <table:table-cell office:value-type="percentage" office:value="0.77166211536473583" table:style-name="ce44">
            <text:p>77,2%</text:p>
          </table:table-cell>
          <table:table-cell office:value-type="float" office:value="624184" table:style-name="ce43">
            <text:p>624.184</text:p>
          </table:table-cell>
          <table:table-cell office:value-type="percentage" office:value="0.82903200528086474" table:style-name="ce44">
            <text:p>82,9%</text:p>
          </table:table-cell>
          <table:table-cell office:value-type="float" office:value="6649094" table:style-name="ce43">
            <text:p>6.649.094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89225930038681023" table:style-name="ce44">
            <text:p>89,2%</text:p>
          </table:table-cell>
          <table:table-cell office:value-type="percentage" office:value="0.78553534321525742" table:style-name="ce44">
            <text:p>78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99861" table:style-name="ce46">
            <text:p>99.861</text:p>
          </table:table-cell>
          <table:table-cell office:value-type="percentage" office:value="1" table:style-name="ce47">
            <text:p>100,0%</text:p>
          </table:table-cell>
          <table:table-cell office:value-type="float" office:value="118418" table:style-name="ce46">
            <text:p>118.418</text:p>
          </table:table-cell>
          <table:table-cell office:value-type="percentage" office:value="0.99548568786515912" table:style-name="ce47">
            <text:p>99,5%</text:p>
          </table:table-cell>
          <table:table-cell office:value-type="float" office:value="152271" table:style-name="ce46">
            <text:p>152.271</text:p>
          </table:table-cell>
          <table:table-cell office:value-type="percentage" office:value="0.97380521465526615" table:style-name="ce47">
            <text:p>97,4%</text:p>
          </table:table-cell>
          <table:table-cell office:value-type="float" office:value="183491" table:style-name="ce46">
            <text:p>183.491</text:p>
          </table:table-cell>
          <table:table-cell office:value-type="percentage" office:value="0.92547890208104266" table:style-name="ce47">
            <text:p>92,5%</text:p>
          </table:table-cell>
          <table:table-cell office:value-type="float" office:value="184338" table:style-name="ce46">
            <text:p>184.338</text:p>
          </table:table-cell>
          <table:table-cell office:value-type="percentage" office:value="0.85761341378877187" table:style-name="ce47">
            <text:p>85,8%</text:p>
          </table:table-cell>
          <table:table-cell office:value-type="float" office:value="120622" table:style-name="ce46">
            <text:p>120.622</text:p>
          </table:table-cell>
          <table:table-cell office:value-type="percentage" office:value="0.73421959266157799" table:style-name="ce47">
            <text:p>73,4%</text:p>
          </table:table-cell>
          <table:table-cell office:value-type="float" office:value="98399" table:style-name="ce46">
            <text:p>98.399</text:p>
          </table:table-cell>
          <table:table-cell office:value-type="percentage" office:value="0.75458777156616896" table:style-name="ce47">
            <text:p>75,5%</text:p>
          </table:table-cell>
          <table:table-cell office:value-type="float" office:value="83457" table:style-name="ce46">
            <text:p>83.457</text:p>
          </table:table-cell>
          <table:table-cell office:value-type="percentage" office:value="0.80940558050218703" table:style-name="ce47">
            <text:p>80,9%</text:p>
          </table:table-cell>
          <table:table-cell office:value-type="float" office:value="1040857" table:style-name="ce46">
            <text:p>1.040.85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7826102364795877" table:style-name="ce47">
            <text:p>87,8%</text:p>
          </table:table-cell>
          <table:table-cell office:value-type="percentage" office:value="0.78295776035793829" table:style-name="ce47">
            <text:p>78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30" table:style-name="ce46">
            <text:p>88.130</text:p>
          </table:table-cell>
          <table:table-cell office:value-type="percentage" office:value="1" table:style-name="ce47">
            <text:p>100,0%</text:p>
          </table:table-cell>
          <table:table-cell office:value-type="float" office:value="113893" table:style-name="ce46">
            <text:p>113.893</text:p>
          </table:table-cell>
          <table:table-cell office:value-type="percentage" office:value="1" table:style-name="ce47">
            <text:p>100,0%</text:p>
          </table:table-cell>
          <table:table-cell office:value-type="float" office:value="147174" table:style-name="ce46">
            <text:p>147.174</text:p>
          </table:table-cell>
          <table:table-cell office:value-type="percentage" office:value="0.98344158447598429" table:style-name="ce47">
            <text:p>98,3%</text:p>
          </table:table-cell>
          <table:table-cell office:value-type="float" office:value="152198" table:style-name="ce46">
            <text:p>152.198</text:p>
          </table:table-cell>
          <table:table-cell office:value-type="percentage" office:value="0.93576808386362942" table:style-name="ce47">
            <text:p>93,6%</text:p>
          </table:table-cell>
          <table:table-cell office:value-type="float" office:value="149348" table:style-name="ce46">
            <text:p>149.348</text:p>
          </table:table-cell>
          <table:table-cell office:value-type="percentage" office:value="0.89433688837256653" table:style-name="ce47">
            <text:p>89,4%</text:p>
          </table:table-cell>
          <table:table-cell office:value-type="float" office:value="88755" table:style-name="ce46">
            <text:p>88.755</text:p>
          </table:table-cell>
          <table:table-cell office:value-type="percentage" office:value="0.77548470524503932" table:style-name="ce47">
            <text:p>77,5%</text:p>
          </table:table-cell>
          <table:table-cell office:value-type="float" office:value="64217" table:style-name="ce46">
            <text:p>64.217</text:p>
          </table:table-cell>
          <table:table-cell office:value-type="percentage" office:value="0.81173288164730573" table:style-name="ce47">
            <text:p>81,2%</text:p>
          </table:table-cell>
          <table:table-cell office:value-type="float" office:value="58747" table:style-name="ce46">
            <text:p>58.747</text:p>
          </table:table-cell>
          <table:table-cell office:value-type="percentage" office:value="0.917921875" table:style-name="ce47">
            <text:p>91,8%</text:p>
          </table:table-cell>
          <table:table-cell office:value-type="float" office:value="862462" table:style-name="ce46">
            <text:p>862.462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347902994559528" table:style-name="ce47">
            <text:p>92,3%</text:p>
          </table:table-cell>
          <table:table-cell office:value-type="percentage" office:value="0.8465602129597638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825" table:style-name="ce46">
            <text:p>50.825</text:p>
          </table:table-cell>
          <table:table-cell office:value-type="percentage" office:value="1" table:style-name="ce47">
            <text:p>100,0%</text:p>
          </table:table-cell>
          <table:table-cell office:value-type="float" office:value="78703" table:style-name="ce46">
            <text:p>78.703</text:p>
          </table:table-cell>
          <table:table-cell office:value-type="percentage" office:value="0.97748273635053906" table:style-name="ce47">
            <text:p>97,7%</text:p>
          </table:table-cell>
          <table:table-cell office:value-type="float" office:value="109099" table:style-name="ce46">
            <text:p>109.099</text:p>
          </table:table-cell>
          <table:table-cell office:value-type="percentage" office:value="0.93063268248159614" table:style-name="ce47">
            <text:p>93,1%</text:p>
          </table:table-cell>
          <table:table-cell office:value-type="float" office:value="148034" table:style-name="ce46">
            <text:p>148.034</text:p>
          </table:table-cell>
          <table:table-cell office:value-type="percentage" office:value="0.89286295891964274" table:style-name="ce47">
            <text:p>89,3%</text:p>
          </table:table-cell>
          <table:table-cell office:value-type="float" office:value="163922" table:style-name="ce46">
            <text:p>163.922</text:p>
          </table:table-cell>
          <table:table-cell office:value-type="percentage" office:value="0.79507401587024429" table:style-name="ce47">
            <text:p>79,5%</text:p>
          </table:table-cell>
          <table:table-cell office:value-type="float" office:value="120361" table:style-name="ce46">
            <text:p>120.361</text:p>
          </table:table-cell>
          <table:table-cell office:value-type="percentage" office:value="0.66064538084495605" table:style-name="ce47">
            <text:p>66,1%</text:p>
          </table:table-cell>
          <table:table-cell office:value-type="float" office:value="91308" table:style-name="ce46">
            <text:p>91.308</text:p>
          </table:table-cell>
          <table:table-cell office:value-type="percentage" office:value="0.66193037653506548" table:style-name="ce47">
            <text:p>66,2%</text:p>
          </table:table-cell>
          <table:table-cell office:value-type="float" office:value="71139" table:style-name="ce46">
            <text:p>71.139</text:p>
          </table:table-cell>
          <table:table-cell office:value-type="percentage" office:value="0.74506702974444905" table:style-name="ce47">
            <text:p>74,5%</text:p>
          </table:table-cell>
          <table:table-cell office:value-type="float" office:value="833391" table:style-name="ce46">
            <text:p>833.39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053121802125297" table:style-name="ce47">
            <text:p>80,5%</text:p>
          </table:table-cell>
          <table:table-cell office:value-type="percentage" office:value="0.71136185355552461" table:style-name="ce47">
            <text:p>7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1803" table:style-name="ce46">
            <text:p>91.803</text:p>
          </table:table-cell>
          <table:table-cell office:value-type="percentage" office:value="1" table:style-name="ce47">
            <text:p>100,0%</text:p>
          </table:table-cell>
          <table:table-cell office:value-type="float" office:value="150047" table:style-name="ce46">
            <text:p>150.047</text:p>
          </table:table-cell>
          <table:table-cell office:value-type="percentage" office:value="0.97098316842575272" table:style-name="ce47">
            <text:p>97,1%</text:p>
          </table:table-cell>
          <table:table-cell office:value-type="float" office:value="220159" table:style-name="ce46">
            <text:p>220.159</text:p>
          </table:table-cell>
          <table:table-cell office:value-type="percentage" office:value="0.93648018648018649" table:style-name="ce47">
            <text:p>93,6%</text:p>
          </table:table-cell>
          <table:table-cell office:value-type="float" office:value="317385" table:style-name="ce46">
            <text:p>317.385</text:p>
          </table:table-cell>
          <table:table-cell office:value-type="percentage" office:value="0.90548968366275617" table:style-name="ce47">
            <text:p>90,5%</text:p>
          </table:table-cell>
          <table:table-cell office:value-type="float" office:value="312178" table:style-name="ce46">
            <text:p>312.178</text:p>
          </table:table-cell>
          <table:table-cell office:value-type="percentage" office:value="0.80474010373165883" table:style-name="ce47">
            <text:p>80,5%</text:p>
          </table:table-cell>
          <table:table-cell office:value-type="float" office:value="219368" table:style-name="ce46">
            <text:p>219.368</text:p>
          </table:table-cell>
          <table:table-cell office:value-type="percentage" office:value="0.70551306708176009" table:style-name="ce47">
            <text:p>70,6%</text:p>
          </table:table-cell>
          <table:table-cell office:value-type="float" office:value="174629" table:style-name="ce46">
            <text:p>174.629</text:p>
          </table:table-cell>
          <table:table-cell office:value-type="percentage" office:value="0.69366588811033258" table:style-name="ce47">
            <text:p>69,4%</text:p>
          </table:table-cell>
          <table:table-cell office:value-type="float" office:value="136987" table:style-name="ce46">
            <text:p>136.987</text:p>
          </table:table-cell>
          <table:table-cell office:value-type="percentage" office:value="0.76189814068087902" table:style-name="ce47">
            <text:p>76,2%</text:p>
          </table:table-cell>
          <table:table-cell office:value-type="float" office:value="1622556" table:style-name="ce46">
            <text:p>1.622.556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2750791269162072" table:style-name="ce47">
            <text:p>82,8%</text:p>
          </table:table-cell>
          <table:table-cell office:value-type="percentage" office:value="0.74567637521415908" table:style-name="ce47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838" table:style-name="ce46">
            <text:p>41.838</text:p>
          </table:table-cell>
          <table:table-cell office:value-type="percentage" office:value="1" table:style-name="ce47">
            <text:p>100,0%</text:p>
          </table:table-cell>
          <table:table-cell office:value-type="float" office:value="55673" table:style-name="ce46">
            <text:p>55.673</text:p>
          </table:table-cell>
          <table:table-cell office:value-type="percentage" office:value="1" table:style-name="ce47">
            <text:p>100,0%</text:p>
          </table:table-cell>
          <table:table-cell office:value-type="float" office:value="76157" table:style-name="ce46">
            <text:p>76.157</text:p>
          </table:table-cell>
          <table:table-cell office:value-type="percentage" office:value="0.98464024823841234" table:style-name="ce47">
            <text:p>98,5%</text:p>
          </table:table-cell>
          <table:table-cell office:value-type="float" office:value="83586" table:style-name="ce46">
            <text:p>83.586</text:p>
          </table:table-cell>
          <table:table-cell office:value-type="percentage" office:value="0.9291049753234627" table:style-name="ce47">
            <text:p>92,9%</text:p>
          </table:table-cell>
          <table:table-cell office:value-type="float" office:value="86781" table:style-name="ce46">
            <text:p>86.781</text:p>
          </table:table-cell>
          <table:table-cell office:value-type="percentage" office:value="0.88761263795272527" table:style-name="ce47">
            <text:p>88,8%</text:p>
          </table:table-cell>
          <table:table-cell office:value-type="float" office:value="53135" table:style-name="ce46">
            <text:p>53.135</text:p>
          </table:table-cell>
          <table:table-cell office:value-type="percentage" office:value="0.75397670029656749" table:style-name="ce47">
            <text:p>75,4%</text:p>
          </table:table-cell>
          <table:table-cell office:value-type="float" office:value="39289" table:style-name="ce46">
            <text:p>39.289</text:p>
          </table:table-cell>
          <table:table-cell office:value-type="percentage" office:value="0.77792297792297793" table:style-name="ce47">
            <text:p>77,8%</text:p>
          </table:table-cell>
          <table:table-cell office:value-type="float" office:value="37046" table:style-name="ce46">
            <text:p>37.046</text:p>
          </table:table-cell>
          <table:table-cell office:value-type="percentage" office:value="0.84266314855674085" table:style-name="ce47">
            <text:p>84,3%</text:p>
          </table:table-cell>
          <table:table-cell office:value-type="float" office:value="473505" table:style-name="ce46">
            <text:p>473.505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0341653835806968" table:style-name="ce47">
            <text:p>90,3%</text:p>
          </table:table-cell>
          <table:table-cell office:value-type="percentage" office:value="0.81231933162350645" table:style-name="ce47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6805" table:style-name="ce46">
            <text:p>226.805</text:p>
          </table:table-cell>
          <table:table-cell office:value-type="percentage" office:value="1" table:style-name="ce47">
            <text:p>100,0%</text:p>
          </table:table-cell>
          <table:table-cell office:value-type="float" office:value="248934" table:style-name="ce46">
            <text:p>248.934</text:p>
          </table:table-cell>
          <table:table-cell office:value-type="percentage" office:value="1" table:style-name="ce47">
            <text:p>100,0%</text:p>
          </table:table-cell>
          <table:table-cell office:value-type="float" office:value="317311" table:style-name="ce46">
            <text:p>317.311</text:p>
          </table:table-cell>
          <table:table-cell office:value-type="percentage" office:value="0.99603233147610448" table:style-name="ce47">
            <text:p>99,6%</text:p>
          </table:table-cell>
          <table:table-cell office:value-type="float" office:value="348126" table:style-name="ce46">
            <text:p>348.126</text:p>
          </table:table-cell>
          <table:table-cell office:value-type="percentage" office:value="0.91329704204105722" table:style-name="ce47">
            <text:p>91,3%</text:p>
          </table:table-cell>
          <table:table-cell office:value-type="float" office:value="314483" table:style-name="ce46">
            <text:p>314.483</text:p>
          </table:table-cell>
          <table:table-cell office:value-type="percentage" office:value="0.86561704353091751" table:style-name="ce47">
            <text:p>86,6%</text:p>
          </table:table-cell>
          <table:table-cell office:value-type="float" office:value="204121" table:style-name="ce46">
            <text:p>204.121</text:p>
          </table:table-cell>
          <table:table-cell office:value-type="percentage" office:value="0.76226272765634862" table:style-name="ce47">
            <text:p>76,2%</text:p>
          </table:table-cell>
          <table:table-cell office:value-type="float" office:value="162790" table:style-name="ce46">
            <text:p>162.790</text:p>
          </table:table-cell>
          <table:table-cell office:value-type="percentage" office:value="0.77149464944124813" table:style-name="ce47">
            <text:p>77,1%</text:p>
          </table:table-cell>
          <table:table-cell office:value-type="float" office:value="130007" table:style-name="ce46">
            <text:p>130.007</text:p>
          </table:table-cell>
          <table:table-cell office:value-type="percentage" office:value="0.78629144440009191" table:style-name="ce47">
            <text:p>78,6%</text:p>
          </table:table-cell>
          <table:table-cell office:value-type="float" office:value="1952577" table:style-name="ce46">
            <text:p>1.952.57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89721967069086173" table:style-name="ce47">
            <text:p>89,7%</text:p>
          </table:table-cell>
          <table:table-cell office:value-type="percentage" office:value="0.81530014806352447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154" table:style-name="ce46">
            <text:p>136.154</text:p>
          </table:table-cell>
          <table:table-cell office:value-type="percentage" office:value="1" table:style-name="ce47">
            <text:p>100,0%</text:p>
          </table:table-cell>
          <table:table-cell office:value-type="float" office:value="157059" table:style-name="ce46">
            <text:p>157.059</text:p>
          </table:table-cell>
          <table:table-cell office:value-type="percentage" office:value="0.98716538550983335" table:style-name="ce47">
            <text:p>98,7%</text:p>
          </table:table-cell>
          <table:table-cell office:value-type="float" office:value="215387" table:style-name="ce46">
            <text:p>215.387</text:p>
          </table:table-cell>
          <table:table-cell office:value-type="percentage" office:value="0.98600556664408268" table:style-name="ce47">
            <text:p>98,6%</text:p>
          </table:table-cell>
          <table:table-cell office:value-type="float" office:value="276506" table:style-name="ce46">
            <text:p>276.506</text:p>
          </table:table-cell>
          <table:table-cell office:value-type="percentage" office:value="0.89927084214155162" table:style-name="ce47">
            <text:p>89,9%</text:p>
          </table:table-cell>
          <table:table-cell office:value-type="float" office:value="274676" table:style-name="ce46">
            <text:p>274.676</text:p>
          </table:table-cell>
          <table:table-cell office:value-type="percentage" office:value="0.83082832988006838" table:style-name="ce47">
            <text:p>83,1%</text:p>
          </table:table-cell>
          <table:table-cell office:value-type="float" office:value="192659" table:style-name="ce46">
            <text:p>192.659</text:p>
          </table:table-cell>
          <table:table-cell office:value-type="percentage" office:value="0.72455161883558161" table:style-name="ce47">
            <text:p>72,5%</text:p>
          </table:table-cell>
          <table:table-cell office:value-type="float" office:value="158425" table:style-name="ce46">
            <text:p>158.425</text:p>
          </table:table-cell>
          <table:table-cell office:value-type="percentage" office:value="0.72642361604665984" table:style-name="ce47">
            <text:p>72,6%</text:p>
          </table:table-cell>
          <table:table-cell office:value-type="float" office:value="137109" table:style-name="ce46">
            <text:p>137.109</text:p>
          </table:table-cell>
          <table:table-cell office:value-type="percentage" office:value="0.78810958085209115" table:style-name="ce47">
            <text:p>78,8%</text:p>
          </table:table-cell>
          <table:table-cell office:value-type="float" office:value="1547975" table:style-name="ce46">
            <text:p>1.547.975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5580975948482518" table:style-name="ce47">
            <text:p>85,6%</text:p>
          </table:table-cell>
          <table:table-cell office:value-type="percentage" office:value="0.75687419599153338" table:style-name="ce47">
            <text:p>7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2737" table:style-name="ce46">
            <text:p>452.737</text:p>
          </table:table-cell>
          <table:table-cell office:value-type="percentage" office:value="1" table:style-name="ce47">
            <text:p>100,0%</text:p>
          </table:table-cell>
          <table:table-cell office:value-type="float" office:value="613782" table:style-name="ce46">
            <text:p>613.782</text:p>
          </table:table-cell>
          <table:table-cell office:value-type="percentage" office:value="0.9661415538051793" table:style-name="ce47">
            <text:p>96,6%</text:p>
          </table:table-cell>
          <table:table-cell office:value-type="float" office:value="785732" table:style-name="ce46">
            <text:p>785.732</text:p>
          </table:table-cell>
          <table:table-cell office:value-type="percentage" office:value="0.93809337332136244" table:style-name="ce47">
            <text:p>93,8%</text:p>
          </table:table-cell>
          <table:table-cell office:value-type="float" office:value="1010727" table:style-name="ce46">
            <text:p>1.010.727</text:p>
          </table:table-cell>
          <table:table-cell office:value-type="percentage" office:value="0.92576068438696446" table:style-name="ce47">
            <text:p>92,6%</text:p>
          </table:table-cell>
          <table:table-cell office:value-type="float" office:value="1102239" table:style-name="ce46">
            <text:p>1.102.239</text:p>
          </table:table-cell>
          <table:table-cell office:value-type="percentage" office:value="0.83708738527668392" table:style-name="ce47">
            <text:p>83,7%</text:p>
          </table:table-cell>
          <table:table-cell office:value-type="float" office:value="734559" table:style-name="ce46">
            <text:p>734.559</text:p>
          </table:table-cell>
          <table:table-cell office:value-type="percentage" office:value="0.70316143557854671" table:style-name="ce47">
            <text:p>70,3%</text:p>
          </table:table-cell>
          <table:table-cell office:value-type="float" office:value="588135" table:style-name="ce46">
            <text:p>588.135</text:p>
          </table:table-cell>
          <table:table-cell office:value-type="percentage" office:value="0.70104954495878702" table:style-name="ce47">
            <text:p>70,1%</text:p>
          </table:table-cell>
          <table:table-cell office:value-type="float" office:value="490228" table:style-name="ce46">
            <text:p>490.228</text:p>
          </table:table-cell>
          <table:table-cell office:value-type="percentage" office:value="0.7471097252829314" table:style-name="ce47">
            <text:p>74,7%</text:p>
          </table:table-cell>
          <table:table-cell office:value-type="float" office:value="5778139" table:style-name="ce46">
            <text:p>5.778.13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4126909480574696" table:style-name="ce47">
            <text:p>84,1%</text:p>
          </table:table-cell>
          <table:table-cell office:value-type="percentage" office:value="0.74264566487487471" table:style-name="ce47">
            <text:p>7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033" table:style-name="ce46">
            <text:p>293.033</text:p>
          </table:table-cell>
          <table:table-cell office:value-type="percentage" office:value="1" table:style-name="ce47">
            <text:p>100,0%</text:p>
          </table:table-cell>
          <table:table-cell office:value-type="float" office:value="431443" table:style-name="ce46">
            <text:p>431.443</text:p>
          </table:table-cell>
          <table:table-cell office:value-type="percentage" office:value="0.9853401299952953" table:style-name="ce47">
            <text:p>98,5%</text:p>
          </table:table-cell>
          <table:table-cell office:value-type="float" office:value="563357" table:style-name="ce46">
            <text:p>563.357</text:p>
          </table:table-cell>
          <table:table-cell office:value-type="percentage" office:value="0.97008754528798335" table:style-name="ce47">
            <text:p>97,0%</text:p>
          </table:table-cell>
          <table:table-cell office:value-type="float" office:value="708195" table:style-name="ce46">
            <text:p>708.195</text:p>
          </table:table-cell>
          <table:table-cell office:value-type="percentage" office:value="0.94133057923741315" table:style-name="ce47">
            <text:p>94,1%</text:p>
          </table:table-cell>
          <table:table-cell office:value-type="float" office:value="741870" table:style-name="ce46">
            <text:p>741.870</text:p>
          </table:table-cell>
          <table:table-cell office:value-type="percentage" office:value="0.87116070212356211" table:style-name="ce47">
            <text:p>87,1%</text:p>
          </table:table-cell>
          <table:table-cell office:value-type="float" office:value="491939" table:style-name="ce46">
            <text:p>491.939</text:p>
          </table:table-cell>
          <table:table-cell office:value-type="percentage" office:value="0.75827695646611448" table:style-name="ce47">
            <text:p>75,8%</text:p>
          </table:table-cell>
          <table:table-cell office:value-type="float" office:value="403257" table:style-name="ce46">
            <text:p>403.257</text:p>
          </table:table-cell>
          <table:table-cell office:value-type="percentage" office:value="0.78131502772578787" table:style-name="ce47">
            <text:p>78,1%</text:p>
          </table:table-cell>
          <table:table-cell office:value-type="float" office:value="346985" table:style-name="ce46">
            <text:p>346.985</text:p>
          </table:table-cell>
          <table:table-cell office:value-type="percentage" office:value="0.81733724981214562" table:style-name="ce47">
            <text:p>81,7%</text:p>
          </table:table-cell>
          <table:table-cell office:value-type="float" office:value="3980079" table:style-name="ce46">
            <text:p>3.980.079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8673618272997479" table:style-name="ce47">
            <text:p>88,7%</text:p>
          </table:table-cell>
          <table:table-cell office:value-type="percentage" office:value="0.78698856892133096" table:style-name="ce47">
            <text:p>78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345" table:style-name="ce46">
            <text:p>77.345</text:p>
          </table:table-cell>
          <table:table-cell office:value-type="percentage" office:value="1" table:style-name="ce47">
            <text:p>100,0%</text:p>
          </table:table-cell>
          <table:table-cell office:value-type="float" office:value="95378" table:style-name="ce46">
            <text:p>95.378</text:p>
          </table:table-cell>
          <table:table-cell office:value-type="percentage" office:value="1" table:style-name="ce47">
            <text:p>100,0%</text:p>
          </table:table-cell>
          <table:table-cell office:value-type="float" office:value="131498" table:style-name="ce46">
            <text:p>131.498</text:p>
          </table:table-cell>
          <table:table-cell office:value-type="percentage" office:value="1.0494904107839773" table:style-name="ce47">
            <text:p>104,9%</text:p>
          </table:table-cell>
          <table:table-cell office:value-type="float" office:value="160103" table:style-name="ce46">
            <text:p>160.103</text:p>
          </table:table-cell>
          <table:table-cell office:value-type="percentage" office:value="0.94614575453857797" table:style-name="ce47">
            <text:p>94,6%</text:p>
          </table:table-cell>
          <table:table-cell office:value-type="float" office:value="144107" table:style-name="ce46">
            <text:p>144.107</text:p>
          </table:table-cell>
          <table:table-cell office:value-type="percentage" office:value="0.90352615145397319" table:style-name="ce47">
            <text:p>90,4%</text:p>
          </table:table-cell>
          <table:table-cell office:value-type="float" office:value="109833" table:style-name="ce46">
            <text:p>109.833</text:p>
          </table:table-cell>
          <table:table-cell office:value-type="percentage" office:value="0.82284853797226531" table:style-name="ce47">
            <text:p>82,3%</text:p>
          </table:table-cell>
          <table:table-cell office:value-type="float" office:value="88794" table:style-name="ce46">
            <text:p>88.794</text:p>
          </table:table-cell>
          <table:table-cell office:value-type="percentage" office:value="0.78356865513589835" table:style-name="ce47">
            <text:p>78,4%</text:p>
          </table:table-cell>
          <table:table-cell office:value-type="float" office:value="72230" table:style-name="ce46">
            <text:p>72.230</text:p>
          </table:table-cell>
          <table:table-cell office:value-type="percentage" office:value="0.85227138643067846" table:style-name="ce47">
            <text:p>85,2%</text:p>
          </table:table-cell>
          <table:table-cell office:value-type="float" office:value="879288" table:style-name="ce46">
            <text:p>879.28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222978550234569" table:style-name="ce47">
            <text:p>92,2%</text:p>
          </table:table-cell>
          <table:table-cell office:value-type="percentage" office:value="0.82640859333807648" table:style-name="ce47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565" table:style-name="ce46">
            <text:p>240.565</text:p>
          </table:table-cell>
          <table:table-cell office:value-type="percentage" office:value="1" table:style-name="ce47">
            <text:p>100,0%</text:p>
          </table:table-cell>
          <table:table-cell office:value-type="float" office:value="289909" table:style-name="ce46">
            <text:p>289.909</text:p>
          </table:table-cell>
          <table:table-cell office:value-type="percentage" office:value="1" table:style-name="ce47">
            <text:p>100,0%</text:p>
          </table:table-cell>
          <table:table-cell office:value-type="float" office:value="344085" table:style-name="ce46">
            <text:p>344.085</text:p>
          </table:table-cell>
          <table:table-cell office:value-type="percentage" office:value="0.99180807489760092" table:style-name="ce47">
            <text:p>99,2%</text:p>
          </table:table-cell>
          <table:table-cell office:value-type="float" office:value="388012" table:style-name="ce46">
            <text:p>388.012</text:p>
          </table:table-cell>
          <table:table-cell office:value-type="percentage" office:value="0.95595593869259821" table:style-name="ce47">
            <text:p>95,6%</text:p>
          </table:table-cell>
          <table:table-cell office:value-type="float" office:value="403460" table:style-name="ce46">
            <text:p>403.460</text:p>
          </table:table-cell>
          <table:table-cell office:value-type="percentage" office:value="0.91029080300798026" table:style-name="ce47">
            <text:p>91,0%</text:p>
          </table:table-cell>
          <table:table-cell office:value-type="float" office:value="257425" table:style-name="ce46">
            <text:p>257.425</text:p>
          </table:table-cell>
          <table:table-cell office:value-type="percentage" office:value="0.79597598080443277" table:style-name="ce47">
            <text:p>79,6%</text:p>
          </table:table-cell>
          <table:table-cell office:value-type="float" office:value="191495" table:style-name="ce46">
            <text:p>191.495</text:p>
          </table:table-cell>
          <table:table-cell office:value-type="percentage" office:value="0.82905087431433755" table:style-name="ce47">
            <text:p>82,9%</text:p>
          </table:table-cell>
          <table:table-cell office:value-type="float" office:value="161692" table:style-name="ce46">
            <text:p>161.692</text:p>
          </table:table-cell>
          <table:table-cell office:value-type="percentage" office:value="0.8982539567905693" table:style-name="ce47">
            <text:p>89,8%</text:p>
          </table:table-cell>
          <table:table-cell office:value-type="float" office:value="2276643" table:style-name="ce46">
            <text:p>2.276.643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2753953253966093" table:style-name="ce47">
            <text:p>92,8%</text:p>
          </table:table-cell>
          <table:table-cell office:value-type="percentage" office:value="0.84263342585125056" table:style-name="ce47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51" table:style-name="ce46">
            <text:p>23.151</text:p>
          </table:table-cell>
          <table:table-cell office:value-type="percentage" office:value="1" table:style-name="ce47">
            <text:p>100,0%</text:p>
          </table:table-cell>
          <table:table-cell office:value-type="float" office:value="28542" table:style-name="ce46">
            <text:p>28.542</text:p>
          </table:table-cell>
          <table:table-cell office:value-type="percentage" office:value="1" table:style-name="ce47">
            <text:p>100,0%</text:p>
          </table:table-cell>
          <table:table-cell office:value-type="float" office:value="37413" table:style-name="ce46">
            <text:p>37.413</text:p>
          </table:table-cell>
          <table:table-cell office:value-type="percentage" office:value="0.9919136751683546" table:style-name="ce47">
            <text:p>99,2%</text:p>
          </table:table-cell>
          <table:table-cell office:value-type="float" office:value="44695" table:style-name="ce46">
            <text:p>44.695</text:p>
          </table:table-cell>
          <table:table-cell office:value-type="percentage" office:value="0.93770980194696207" table:style-name="ce47">
            <text:p>93,8%</text:p>
          </table:table-cell>
          <table:table-cell office:value-type="float" office:value="46618" table:style-name="ce46">
            <text:p>46.618</text:p>
          </table:table-cell>
          <table:table-cell office:value-type="percentage" office:value="0.88046537103140876" table:style-name="ce47">
            <text:p>88,0%</text:p>
          </table:table-cell>
          <table:table-cell office:value-type="float" office:value="29863" table:style-name="ce46">
            <text:p>29.863</text:p>
          </table:table-cell>
          <table:table-cell office:value-type="percentage" office:value="0.75950558254279099" table:style-name="ce47">
            <text:p>76,0%</text:p>
          </table:table-cell>
          <table:table-cell office:value-type="float" office:value="22458" table:style-name="ce46">
            <text:p>22.458</text:p>
          </table:table-cell>
          <table:table-cell office:value-type="percentage" office:value="0.73734322673845953" table:style-name="ce47">
            <text:p>73,7%</text:p>
          </table:table-cell>
          <table:table-cell office:value-type="float" office:value="20170" table:style-name="ce46">
            <text:p>20.170</text:p>
          </table:table-cell>
          <table:table-cell office:value-type="percentage" office:value="0.78998903336988879" table:style-name="ce47">
            <text:p>79,0%</text:p>
          </table:table-cell>
          <table:table-cell office:value-type="float" office:value="252910" table:style-name="ce46">
            <text:p>252.910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89062224882910168" table:style-name="ce47">
            <text:p>89,1%</text:p>
          </table:table-cell>
          <table:table-cell office:value-type="percentage" office:value="0.79055621198197013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0696" table:style-name="ce46">
            <text:p>370.696</text:p>
          </table:table-cell>
          <table:table-cell office:value-type="percentage" office:value="1" table:style-name="ce47">
            <text:p>100,0%</text:p>
          </table:table-cell>
          <table:table-cell office:value-type="float" office:value="508367" table:style-name="ce46">
            <text:p>508.367</text:p>
          </table:table-cell>
          <table:table-cell office:value-type="percentage" office:value="0.96632837908991198" table:style-name="ce47">
            <text:p>96,6%</text:p>
          </table:table-cell>
          <table:table-cell office:value-type="float" office:value="674905" table:style-name="ce46">
            <text:p>674.905</text:p>
          </table:table-cell>
          <table:table-cell office:value-type="percentage" office:value="0.9595946670306531" table:style-name="ce47">
            <text:p>96,0%</text:p>
          </table:table-cell>
          <table:table-cell office:value-type="float" office:value="929586" table:style-name="ce46">
            <text:p>929.586</text:p>
          </table:table-cell>
          <table:table-cell office:value-type="percentage" office:value="0.95559441314249938" table:style-name="ce47">
            <text:p>95,6%</text:p>
          </table:table-cell>
          <table:table-cell office:value-type="float" office:value="1003855" table:style-name="ce46">
            <text:p>1.003.855</text:p>
          </table:table-cell>
          <table:table-cell office:value-type="percentage" office:value="0.86096052131656786" table:style-name="ce47">
            <text:p>86,1%</text:p>
          </table:table-cell>
          <table:table-cell office:value-type="float" office:value="707341" table:style-name="ce46">
            <text:p>707.341</text:p>
          </table:table-cell>
          <table:table-cell office:value-type="percentage" office:value="0.74485173328840404" table:style-name="ce47">
            <text:p>74,5%</text:p>
          </table:table-cell>
          <table:table-cell office:value-type="float" office:value="555757" table:style-name="ce46">
            <text:p>555.757</text:p>
          </table:table-cell>
          <table:table-cell office:value-type="percentage" office:value="0.74851947877032898" table:style-name="ce47">
            <text:p>74,9%</text:p>
          </table:table-cell>
          <table:table-cell office:value-type="float" office:value="424381" table:style-name="ce46">
            <text:p>424.381</text:p>
          </table:table-cell>
          <table:table-cell office:value-type="percentage" office:value="0.76666449880948506" table:style-name="ce47">
            <text:p>76,7%</text:p>
          </table:table-cell>
          <table:table-cell office:value-type="float" office:value="5174888" table:style-name="ce46">
            <text:p>5.174.888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6566452607312527" table:style-name="ce47">
            <text:p>86,6%</text:p>
          </table:table-cell>
          <table:table-cell office:value-type="percentage" office:value="0.76327042570614734" table:style-name="ce47">
            <text:p>76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2834" table:style-name="ce46">
            <text:p>72.834</text:p>
          </table:table-cell>
          <table:table-cell office:value-type="percentage" office:value="1" table:style-name="ce47">
            <text:p>100,0%</text:p>
          </table:table-cell>
          <table:table-cell office:value-type="float" office:value="101163" table:style-name="ce46">
            <text:p>101.163</text:p>
          </table:table-cell>
          <table:table-cell office:value-type="percentage" office:value="0.98312908774623664" table:style-name="ce47">
            <text:p>98,3%</text:p>
          </table:table-cell>
          <table:table-cell office:value-type="float" office:value="145097" table:style-name="ce46">
            <text:p>145.097</text:p>
          </table:table-cell>
          <table:table-cell office:value-type="percentage" office:value="0.98766583395162988" table:style-name="ce47">
            <text:p>98,8%</text:p>
          </table:table-cell>
          <table:table-cell office:value-type="float" office:value="204097" table:style-name="ce46">
            <text:p>204.097</text:p>
          </table:table-cell>
          <table:table-cell office:value-type="percentage" office:value="0.95705161871178301" table:style-name="ce47">
            <text:p>95,7%</text:p>
          </table:table-cell>
          <table:table-cell office:value-type="float" office:value="224982" table:style-name="ce46">
            <text:p>224.982</text:p>
          </table:table-cell>
          <table:table-cell office:value-type="percentage" office:value="0.8852087489229099" table:style-name="ce47">
            <text:p>88,5%</text:p>
          </table:table-cell>
          <table:table-cell office:value-type="float" office:value="157878" table:style-name="ce46">
            <text:p>157.878</text:p>
          </table:table-cell>
          <table:table-cell office:value-type="percentage" office:value="0.75538628632124893" table:style-name="ce47">
            <text:p>75,5%</text:p>
          </table:table-cell>
          <table:table-cell office:value-type="float" office:value="129890" table:style-name="ce46">
            <text:p>129.890</text:p>
          </table:table-cell>
          <table:table-cell office:value-type="percentage" office:value="0.75408713018438533" table:style-name="ce47">
            <text:p>75,4%</text:p>
          </table:table-cell>
          <table:table-cell office:value-type="float" office:value="111459" table:style-name="ce46">
            <text:p>111.459</text:p>
          </table:table-cell>
          <table:table-cell office:value-type="percentage" office:value="0.78550890101061355" table:style-name="ce47">
            <text:p>78,6%</text:p>
          </table:table-cell>
          <table:table-cell office:value-type="float" office:value="1147400" table:style-name="ce46">
            <text:p>1.147.400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7578627273330956" table:style-name="ce47">
            <text:p>87,6%</text:p>
          </table:table-cell>
          <table:table-cell office:value-type="percentage" office:value="0.75923853813827091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06" table:style-name="ce46">
            <text:p>42.106</text:p>
          </table:table-cell>
          <table:table-cell office:value-type="percentage" office:value="1" table:style-name="ce47">
            <text:p>100,0%</text:p>
          </table:table-cell>
          <table:table-cell office:value-type="float" office:value="55726" table:style-name="ce46">
            <text:p>55.726</text:p>
          </table:table-cell>
          <table:table-cell office:value-type="percentage" office:value="0.99881703470031546" table:style-name="ce47">
            <text:p>99,9%</text:p>
          </table:table-cell>
          <table:table-cell office:value-type="float" office:value="71499" table:style-name="ce46">
            <text:p>71.499</text:p>
          </table:table-cell>
          <table:table-cell office:value-type="percentage" office:value="0.96824386544607555" table:style-name="ce47">
            <text:p>96,8%</text:p>
          </table:table-cell>
          <table:table-cell office:value-type="float" office:value="90540" table:style-name="ce46">
            <text:p>90.540</text:p>
          </table:table-cell>
          <table:table-cell office:value-type="percentage" office:value="0.93635592694479497" table:style-name="ce47">
            <text:p>93,6%</text:p>
          </table:table-cell>
          <table:table-cell office:value-type="float" office:value="93633" table:style-name="ce46">
            <text:p>93.633</text:p>
          </table:table-cell>
          <table:table-cell office:value-type="percentage" office:value="0.86695616747838" table:style-name="ce47">
            <text:p>86,7%</text:p>
          </table:table-cell>
          <table:table-cell office:value-type="float" office:value="61895" table:style-name="ce46">
            <text:p>61.895</text:p>
          </table:table-cell>
          <table:table-cell office:value-type="percentage" office:value="0.76093237112895096" table:style-name="ce47">
            <text:p>76,1%</text:p>
          </table:table-cell>
          <table:table-cell office:value-type="float" office:value="54112" table:style-name="ce46">
            <text:p>54.112</text:p>
          </table:table-cell>
          <table:table-cell office:value-type="percentage" office:value="0.79428126880678729" table:style-name="ce47">
            <text:p>79,4%</text:p>
          </table:table-cell>
          <table:table-cell office:value-type="float" office:value="46485" table:style-name="ce46">
            <text:p>46.485</text:p>
          </table:table-cell>
          <table:table-cell office:value-type="percentage" office:value="0.8243775271334326" table:style-name="ce47">
            <text:p>82,4%</text:p>
          </table:table-cell>
          <table:table-cell office:value-type="float" office:value="515996" table:style-name="ce46">
            <text:p>515.99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8757624442250338" table:style-name="ce47">
            <text:p>88,8%</text:p>
          </table:table-cell>
          <table:table-cell office:value-type="percentage" office:value="0.78039676526058044" table:style-name="ce47">
            <text:p>78,0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840" table:style-name="ce46">
            <text:p>161.840</text:p>
          </table:table-cell>
          <table:table-cell office:value-type="percentage" office:value="1.0246280468502691" table:style-name="ce47">
            <text:p>102,5%</text:p>
          </table:table-cell>
          <table:table-cell office:value-type="float" office:value="212130" table:style-name="ce46">
            <text:p>212.130</text:p>
          </table:table-cell>
          <table:table-cell office:value-type="percentage" office:value="0.99553690849958465" table:style-name="ce47">
            <text:p>99,6%</text:p>
          </table:table-cell>
          <table:table-cell office:value-type="float" office:value="272924" table:style-name="ce46">
            <text:p>272.924</text:p>
          </table:table-cell>
          <table:table-cell office:value-type="percentage" office:value="0.97431448777126861" table:style-name="ce47">
            <text:p>97,4%</text:p>
          </table:table-cell>
          <table:table-cell office:value-type="float" office:value="319980" table:style-name="ce46">
            <text:p>319.980</text:p>
          </table:table-cell>
          <table:table-cell office:value-type="percentage" office:value="0.94118131520661696" table:style-name="ce47">
            <text:p>94,1%</text:p>
          </table:table-cell>
          <table:table-cell office:value-type="float" office:value="314754" table:style-name="ce46">
            <text:p>314.754</text:p>
          </table:table-cell>
          <table:table-cell office:value-type="percentage" office:value="0.8691668530622727" table:style-name="ce47">
            <text:p>86,9%</text:p>
          </table:table-cell>
          <table:table-cell office:value-type="float" office:value="194722" table:style-name="ce46">
            <text:p>194.722</text:p>
          </table:table-cell>
          <table:table-cell office:value-type="percentage" office:value="0.74736991590639545" table:style-name="ce47">
            <text:p>74,7%</text:p>
          </table:table-cell>
          <table:table-cell office:value-type="float" office:value="154167" table:style-name="ce46">
            <text:p>154.167</text:p>
          </table:table-cell>
          <table:table-cell office:value-type="percentage" office:value="0.76496769775819462" table:style-name="ce47">
            <text:p>76,5%</text:p>
          </table:table-cell>
          <table:table-cell office:value-type="float" office:value="138756" table:style-name="ce46">
            <text:p>138.756</text:p>
          </table:table-cell>
          <table:table-cell office:value-type="percentage" office:value="0.82296003700935905" table:style-name="ce47">
            <text:p>82,3%</text:p>
          </table:table-cell>
          <table:table-cell office:value-type="float" office:value="1769273" table:style-name="ce46">
            <text:p>1.769.273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89179628648605325" table:style-name="ce47">
            <text:p>89,2%</text:p>
          </table:table-cell>
          <table:table-cell office:value-type="percentage" office:value="0.79678892719850991" table:style-name="ce47">
            <text:p>79,7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5" table:style-name="ce46">
            <text:p>2.375</text:p>
          </table:table-cell>
          <table:table-cell office:value-type="percentage" office:value="0.91170825335892514" table:style-name="ce47">
            <text:p>91,2%</text:p>
          </table:table-cell>
          <table:table-cell office:value-type="float" office:value="3856" table:style-name="ce46">
            <text:p>3.856</text:p>
          </table:table-cell>
          <table:table-cell office:value-type="percentage" office:value="0.89300602130616025" table:style-name="ce47">
            <text:p>89,3%</text:p>
          </table:table-cell>
          <table:table-cell office:value-type="float" office:value="7494" table:style-name="ce46">
            <text:p>7.494</text:p>
          </table:table-cell>
          <table:table-cell office:value-type="percentage" office:value="0.95379915998472697" table:style-name="ce47">
            <text:p>95,4%</text:p>
          </table:table-cell>
          <table:table-cell office:value-type="float" office:value="10371" table:style-name="ce46">
            <text:p>10.371</text:p>
          </table:table-cell>
          <table:table-cell office:value-type="percentage" office:value="0.89745586708203529" table:style-name="ce47">
            <text:p>89,7%</text:p>
          </table:table-cell>
          <table:table-cell office:value-type="float" office:value="10780" table:style-name="ce46">
            <text:p>10.780</text:p>
          </table:table-cell>
          <table:table-cell office:value-type="percentage" office:value="0.8527131782945736" table:style-name="ce47">
            <text:p>85,3%</text:p>
          </table:table-cell>
          <table:table-cell office:value-type="float" office:value="8611" table:style-name="ce46">
            <text:p>8.611</text:p>
          </table:table-cell>
          <table:table-cell office:value-type="percentage" office:value="0.72397847654279468" table:style-name="ce47">
            <text:p>72,4%</text:p>
          </table:table-cell>
          <table:table-cell office:value-type="float" office:value="8155" table:style-name="ce46">
            <text:p>8.155</text:p>
          </table:table-cell>
          <table:table-cell office:value-type="percentage" office:value="0.74359441962250383" table:style-name="ce47">
            <text:p>74,4%</text:p>
          </table:table-cell>
          <table:table-cell office:value-type="float" office:value="7014" table:style-name="ce46">
            <text:p>7.014</text:p>
          </table:table-cell>
          <table:table-cell office:value-type="percentage" office:value="0.7685733070348455" table:style-name="ce47">
            <text:p>76,9%</text:p>
          </table:table-cell>
          <table:table-cell office:value-type="float" office:value="58656" table:style-name="ce46">
            <text:p>58.656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2654829845698585" table:style-name="ce47">
            <text:p>82,7%</text:p>
          </table:table-cell>
          <table:table-cell office:value-type="percentage" office:value="0.69661053181634636" table:style-name="ce47">
            <text:p>69,7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61" table:style-name="ce46">
            <text:p>1.961</text:p>
          </table:table-cell>
          <table:table-cell office:value-type="percentage" office:value="0.8348233290762026" table:style-name="ce47">
            <text:p>83,5%</text:p>
          </table:table-cell>
          <table:table-cell office:value-type="float" office:value="3236" table:style-name="ce46">
            <text:p>3.236</text:p>
          </table:table-cell>
          <table:table-cell office:value-type="percentage" office:value="0.86339381003201709" table:style-name="ce47">
            <text:p>86,3%</text:p>
          </table:table-cell>
          <table:table-cell office:value-type="float" office:value="6984" table:style-name="ce46">
            <text:p>6.984</text:p>
          </table:table-cell>
          <table:table-cell office:value-type="percentage" office:value="0.89229589881180527" table:style-name="ce47">
            <text:p>89,2%</text:p>
          </table:table-cell>
          <table:table-cell office:value-type="float" office:value="9456" table:style-name="ce46">
            <text:p>9.456</text:p>
          </table:table-cell>
          <table:table-cell office:value-type="percentage" office:value="0.83688822019647757" table:style-name="ce47">
            <text:p>83,7%</text:p>
          </table:table-cell>
          <table:table-cell office:value-type="float" office:value="9772" table:style-name="ce46">
            <text:p>9.772</text:p>
          </table:table-cell>
          <table:table-cell office:value-type="percentage" office:value="0.81419763372771203" table:style-name="ce47">
            <text:p>81,4%</text:p>
          </table:table-cell>
          <table:table-cell office:value-type="float" office:value="8139" table:style-name="ce46">
            <text:p>8.139</text:p>
          </table:table-cell>
          <table:table-cell office:value-type="percentage" office:value="0.67081513228385392" table:style-name="ce47">
            <text:p>67,1%</text:p>
          </table:table-cell>
          <table:table-cell office:value-type="float" office:value="7761" table:style-name="ce46">
            <text:p>7.761</text:p>
          </table:table-cell>
          <table:table-cell office:value-type="percentage" office:value="0.64701959149645683" table:style-name="ce47">
            <text:p>64,7%</text:p>
          </table:table-cell>
          <table:table-cell office:value-type="float" office:value="6931" table:style-name="ce46">
            <text:p>6.931</text:p>
          </table:table-cell>
          <table:table-cell office:value-type="percentage" office:value="0.72393983705870069" table:style-name="ce47">
            <text:p>72,4%</text:p>
          </table:table-cell>
          <table:table-cell office:value-type="float" office:value="54240" table:style-name="ce46">
            <text:p>54.24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647299335936949" table:style-name="ce47">
            <text:p>76,5%</text:p>
          </table:table-cell>
          <table:table-cell office:value-type="percentage" office:value="0.62290412972575682" table:style-name="ce47">
            <text:p>62,3%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7" table:style-name="ce46">
            <text:p>17</text:p>
          </table:table-cell>
          <table:table-cell office:value-type="string" table:style-name="ce47">
            <text:p>-</text:p>
          </table:table-cell>
          <table:table-cell office:value-type="float" office:value="3399" table:style-name="ce46">
            <text:p>3.399</text:p>
          </table:table-cell>
          <table:table-cell office:value-type="string" table:style-name="ce47">
            <text:p>-</text:p>
          </table:table-cell>
          <table:table-cell office:value-type="float" office:value="8924" table:style-name="ce46">
            <text:p>8.924</text:p>
          </table:table-cell>
          <table:table-cell office:value-type="string" table:style-name="ce47">
            <text:p>-</text:p>
          </table:table-cell>
          <table:table-cell office:value-type="float" office:value="20644" table:style-name="ce46">
            <text:p>20.644</text:p>
          </table:table-cell>
          <table:table-cell office:value-type="string" table:style-name="ce47">
            <text:p>-</text:p>
          </table:table-cell>
          <table:table-cell office:value-type="float" office:value="29896" table:style-name="ce46">
            <text:p>29.896</text:p>
          </table:table-cell>
          <table:table-cell office:value-type="string" table:style-name="ce47">
            <text:p>-</text:p>
          </table:table-cell>
          <table:table-cell office:value-type="float" office:value="22562" table:style-name="ce46">
            <text:p>22.562</text:p>
          </table:table-cell>
          <table:table-cell office:value-type="string" table:style-name="ce47">
            <text:p>-</text:p>
          </table:table-cell>
          <table:table-cell office:value-type="float" office:value="1146" table:style-name="ce46">
            <text:p>1.146</text:p>
          </table:table-cell>
          <table:table-cell office:value-type="string" table:style-name="ce47">
            <text:p>-</text:p>
          </table:table-cell>
          <table:table-cell office:value-type="float" office:value="86611" table:style-name="ce46">
            <text:p>86.611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8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5" table:style-name="ce49">
            <text:p>25</text:p>
          </table:table-cell>
          <table:table-cell office:value-type="string" table:style-name="ce50">
            <text:p>-</text:p>
          </table:table-cell>
          <table:table-cell office:value-type="float" office:value="32" table:style-name="ce49">
            <text:p>32</text:p>
          </table:table-cell>
          <table:table-cell office:value-type="string" table:style-name="ce50">
            <text:p>-</text:p>
          </table:table-cell>
          <table:table-cell office:value-type="float" office:value="205" table:style-name="ce49">
            <text:p>205</text:p>
          </table:table-cell>
          <table:table-cell office:value-type="string" table:style-name="ce50">
            <text:p>-</text:p>
          </table:table-cell>
          <table:table-cell office:value-type="float" office:value="620" table:style-name="ce49">
            <text:p>620</text:p>
          </table:table-cell>
          <table:table-cell office:value-type="string" table:style-name="ce50">
            <text:p>-</text:p>
          </table:table-cell>
          <table:table-cell office:value-type="float" office:value="1176" table:style-name="ce49">
            <text:p>1.176</text:p>
          </table:table-cell>
          <table:table-cell office:value-type="string" table:style-name="ce50">
            <text:p>-</text:p>
          </table:table-cell>
          <table:table-cell office:value-type="float" office:value="1307" table:style-name="ce49">
            <text:p>1.307</text:p>
          </table:table-cell>
          <table:table-cell office:value-type="string" table:style-name="ce50">
            <text:p>-</text:p>
          </table:table-cell>
          <table:table-cell office:value-type="float" office:value="1112" table:style-name="ce49">
            <text:p>1.112</text:p>
          </table:table-cell>
          <table:table-cell office:value-type="string" table:style-name="ce50">
            <text:p>-</text:p>
          </table:table-cell>
          <table:table-cell office:value-type="float" office:value="148" table:style-name="ce49">
            <text:p>148</text:p>
          </table:table-cell>
          <table:table-cell office:value-type="string" table:style-name="ce50">
            <text:p>-</text:p>
          </table:table-cell>
          <table:table-cell office:value-type="float" office:value="4625" table:style-name="ce49">
            <text:p>4.625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8"/>
          <table:table-cell table:number-columns-repeated="16343" table:style-name="ce51"/>
        </table:table-row>
        <table:table-row table:style-name="ro8">
          <table:table-cell office:value-type="string" table:style-name="ce52">
            <text:p>Total España</text:p>
          </table:table-cell>
          <table:table-cell office:value-type="float" office:value="2901585" table:style-name="ce53">
            <text:p>2.901.585</text:p>
          </table:table-cell>
          <table:table-cell office:value-type="percentage" office:value="1" table:style-name="ce54">
            <text:p>100,0%</text:p>
          </table:table-cell>
          <table:table-cell office:value-type="float" office:value="3914921" table:style-name="ce53">
            <text:p>3.914.921</text:p>
          </table:table-cell>
          <table:table-cell office:value-type="percentage" office:value="0.98860517999164155" table:style-name="ce54">
            <text:p>98,9%</text:p>
          </table:table-cell>
          <table:table-cell office:value-type="float" office:value="5199168" table:style-name="ce53">
            <text:p>5.199.168</text:p>
          </table:table-cell>
          <table:table-cell office:value-type="percentage" office:value="0.9741768106568014" table:style-name="ce54">
            <text:p>97,4%</text:p>
          </table:table-cell>
          <table:table-cell office:value-type="float" office:value="6593204" table:style-name="ce53">
            <text:p>6.593.204</text:p>
          </table:table-cell>
          <table:table-cell office:value-type="percentage" office:value="0.93742601274564197" table:style-name="ce54">
            <text:p>93,7%</text:p>
          </table:table-cell>
          <table:table-cell office:value-type="float" office:value="6829312" table:style-name="ce53">
            <text:p>6.829.312</text:p>
          </table:table-cell>
          <table:table-cell office:value-type="percentage" office:value="0.8653750118636746" table:style-name="ce54">
            <text:p>86,5%</text:p>
          </table:table-cell>
          <table:table-cell office:value-type="float" office:value="4683341" table:style-name="ce53">
            <text:p>4.683.341</text:p>
          </table:table-cell>
          <table:table-cell office:value-type="percentage" office:value="0.75169150374381877" table:style-name="ce54">
            <text:p>75,2%</text:p>
          </table:table-cell>
          <table:table-cell office:value-type="float" office:value="3733333" table:style-name="ce53">
            <text:p>3.733.333</text:p>
          </table:table-cell>
          <table:table-cell office:value-type="percentage" office:value="0.75502625064716544" table:style-name="ce54">
            <text:p>75,5%</text:p>
          </table:table-cell>
          <table:table-cell office:value-type="float" office:value="3106301" table:style-name="ce53">
            <text:p>3.106.301</text:p>
          </table:table-cell>
          <table:table-cell office:value-type="percentage" office:value="0.79880478907270991" table:style-name="ce54">
            <text:p>79,9%</text:p>
          </table:table-cell>
          <table:table-cell office:value-type="float" office:value="36961165" table:style-name="ce53">
            <text:p>36.961.16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7752414082802377" table:style-name="ce54">
            <text:p>87,8%</text:p>
          </table:table-cell>
          <table:table-cell office:value-type="percentage" office:value="0.77893668588692766" table:style-name="ce54">
            <text:p>77,9%</text:p>
          </table:table-cell>
          <table:table-cell table:number-columns-repeated="16363" table:style-name="ce28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4"/>
          <table:covered-table-cell table:number-columns-repeated="6"/>
          <table:table-cell table:style-name="ce28"/>
          <table:table-cell table:style-name="ce55"/>
          <table:table-cell table:style-name="ce28"/>
          <table:table-cell table:style-name="ce55"/>
          <table:table-cell table:style-name="ce51"/>
          <table:table-cell table:style-name="ce55"/>
          <table:table-cell table:style-name="ce28"/>
          <table:table-cell table:style-name="ce55"/>
          <table:table-cell table:number-columns-repeated="2" table:style-name="ce28"/>
          <table:table-cell table:style-name="ce55"/>
          <table:table-cell table:number-columns-repeated="16366" table:style-name="ce28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Ballesteros Sanz. Teresa</dc:creator>
    <meta:creation-date>2021-10-13T15:27:11Z</meta:creation-date>
    <dc:date>2021-10-13T15:27:30Z</dc:date>
  </office:meta>
</office:document-meta>
</file>